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Futura PT" svg:font-family="'Futura PT', apple-system, BlinkMacSystemFont, 'Segoe UI', Roboto, 'Helvetica Neue', Arial, 'Noto Sans', sans-serif, 'Apple Color Emoji', 'Segoe UI Emoji', 'Segoe UI Symbol', 'Noto Color Emoji'"/>
    <style:font-face style:name="SFMono-Regular" svg:font-family="SFMono-Regular, Menlo, Monaco, Consolas, 'Liberation Mono', 'Courier New', monospace"/>
    <style:font-face style:name="apple-system" svg:font-family="apple-system, BlinkMacSystemFont, 'Segoe UI', Roboto, 'Helvetica Neue', Arial, 'Noto Sans', sans-serif, 'Apple Color Emoji', 'Segoe UI Emoji', 'Segoe UI Symbol', 'Noto Color Emoji'"/>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0c428" officeooo:paragraph-rsid="0000c428"/>
    </style:style>
    <style:style style:name="P2" style:family="paragraph" style:parent-style-name="Standard">
      <style:text-properties fo:font-variant="normal" fo:text-transform="none" style:font-name="SFMono-Regular" fo:font-size="10.5pt" fo:letter-spacing="normal" fo:font-style="normal" fo:font-weight="normal" officeooo:rsid="0000c428" officeooo:paragraph-rsid="0000c428"/>
    </style:style>
    <style:style style:name="P3" style:family="paragraph" style:parent-style-name="Standard">
      <style:text-properties fo:font-variant="normal" fo:text-transform="none" style:font-name="SFMono-Regular" fo:font-size="10.5pt" fo:letter-spacing="normal" fo:font-style="normal" fo:font-weight="normal" officeooo:rsid="00042c78" officeooo:paragraph-rsid="00042c78"/>
    </style:style>
    <style:style style:name="P4" style:family="paragraph" style:parent-style-name="Standard">
      <style:text-properties fo:font-variant="normal" fo:text-transform="none" style:font-name="SFMono-Regular" fo:font-size="10.5pt" fo:letter-spacing="normal" fo:font-style="normal" fo:font-weight="normal" officeooo:rsid="00047088" officeooo:paragraph-rsid="00047088"/>
    </style:style>
    <style:style style:name="P5" style:family="paragraph" style:parent-style-name="Standard">
      <style:text-properties fo:font-variant="normal" fo:text-transform="none" style:font-name="SFMono-Regular" fo:font-size="10.5pt" fo:letter-spacing="normal" fo:font-style="normal" fo:font-weight="normal" officeooo:rsid="0008249b" officeooo:paragraph-rsid="0008249b"/>
    </style:style>
    <style:style style:name="P6" style:family="paragraph" style:parent-style-name="Standard">
      <style:text-properties fo:font-variant="normal" fo:text-transform="none" style:font-name="SFMono-Regular" fo:font-size="10.5pt" fo:letter-spacing="normal" fo:font-style="normal" fo:font-weight="normal" officeooo:rsid="0008f847" officeooo:paragraph-rsid="0008249b"/>
    </style:style>
    <style:style style:name="P7" style:family="paragraph" style:parent-style-name="Standard">
      <style:text-properties fo:font-variant="normal" fo:text-transform="none" style:font-name="SFMono-Regular" fo:font-size="10.5pt" fo:letter-spacing="normal" fo:font-style="normal" fo:font-weight="normal" officeooo:rsid="0008f847" officeooo:paragraph-rsid="0008f847"/>
    </style:style>
    <style:style style:name="P8" style:family="paragraph" style:parent-style-name="Standard">
      <style:text-properties fo:font-variant="normal" fo:text-transform="none" style:font-name="SFMono-Regular" fo:font-size="10.5pt" fo:letter-spacing="normal" fo:font-style="normal" fo:font-weight="normal" officeooo:rsid="000a3d05" officeooo:paragraph-rsid="000a3d05"/>
    </style:style>
    <style:style style:name="P9" style:family="paragraph" style:parent-style-name="Standard">
      <style:text-properties fo:font-variant="normal" fo:text-transform="none" style:font-name="SFMono-Regular" fo:font-size="10.5pt" fo:letter-spacing="normal" fo:font-style="normal" fo:font-weight="normal" officeooo:rsid="000b18e0" officeooo:paragraph-rsid="000b18e0"/>
    </style:style>
    <style:style style:name="P10" style:family="paragraph" style:parent-style-name="Standard">
      <style:text-properties fo:font-variant="normal" fo:text-transform="none" style:font-name="SFMono-Regular" fo:font-size="10.5pt" fo:letter-spacing="normal" fo:font-style="normal" fo:font-weight="normal" officeooo:rsid="000d01d5" officeooo:paragraph-rsid="000d01d5"/>
    </style:style>
    <style:style style:name="P11" style:family="paragraph" style:parent-style-name="Standard">
      <style:text-properties fo:font-variant="normal" fo:text-transform="none" style:font-name="SFMono-Regular" fo:font-size="10.5pt" fo:letter-spacing="normal" fo:font-style="normal" fo:font-weight="normal" officeooo:rsid="000e6118" officeooo:paragraph-rsid="000e6118"/>
    </style:style>
    <style:style style:name="P12" style:family="paragraph" style:parent-style-name="Standard">
      <style:text-properties fo:font-variant="normal" fo:text-transform="none" style:font-name="SFMono-Regular" fo:font-size="10.5pt" fo:letter-spacing="normal" fo:font-style="normal" fo:font-weight="normal" officeooo:rsid="0011a6f8" officeooo:paragraph-rsid="0011a6f8"/>
    </style:style>
    <style:style style:name="P13" style:family="paragraph" style:parent-style-name="Standard">
      <style:text-properties fo:font-variant="normal" fo:text-transform="none" style:font-name="SFMono-Regular" fo:font-size="10.5pt" fo:letter-spacing="normal" fo:font-style="normal" fo:font-weight="normal" officeooo:rsid="0013f1f3" officeooo:paragraph-rsid="0013f1f3"/>
    </style:style>
    <style:style style:name="P14" style:family="paragraph" style:parent-style-name="Standard">
      <style:text-properties fo:font-variant="normal" fo:text-transform="none" style:font-name="SFMono-Regular" fo:font-size="10.5pt" fo:letter-spacing="normal" fo:font-style="normal" fo:font-weight="normal" officeooo:rsid="0015e4dd" officeooo:paragraph-rsid="0015e4dd"/>
    </style:style>
    <style:style style:name="P15" style:family="paragraph" style:parent-style-name="Standard">
      <style:text-properties fo:font-variant="normal" fo:text-transform="none" style:font-name="SFMono-Regular" fo:font-size="10.5pt" fo:letter-spacing="normal" fo:font-style="normal" fo:font-weight="normal" officeooo:rsid="001932f2" officeooo:paragraph-rsid="001932f2"/>
    </style:style>
    <style:style style:name="P16" style:family="paragraph" style:parent-style-name="Standard">
      <style:text-properties fo:font-variant="normal" fo:text-transform="none" style:font-name="SFMono-Regular" fo:font-size="10.5pt" fo:letter-spacing="normal" fo:font-style="normal" fo:font-weight="normal" officeooo:rsid="001c32c2" officeooo:paragraph-rsid="001c32c2"/>
    </style:style>
    <style:style style:name="P17" style:family="paragraph" style:parent-style-name="Standard">
      <style:text-properties fo:font-variant="normal" fo:text-transform="none" fo:color="#d4d4d4" style:font-name="Droid Sans Mono" fo:font-size="13.5pt" fo:letter-spacing="normal" fo:font-style="normal" fo:font-weight="normal" officeooo:rsid="0015e4dd" officeooo:paragraph-rsid="0015e4dd" fo:background-color="#1e1e1e"/>
    </style:style>
    <style:style style:name="P18" style:family="paragraph" style:parent-style-name="Standard">
      <style:text-properties officeooo:rsid="00027edc" officeooo:paragraph-rsid="00027edc"/>
    </style:style>
    <style:style style:name="P19" style:family="paragraph" style:parent-style-name="Standard">
      <style:paragraph-properties style:line-height-at-least="0.635cm"/>
      <style:text-properties fo:color="#d4d4d4" style:font-name="Droid Sans Mono" fo:font-size="13.5pt" fo:font-weight="normal" fo:background-color="#1e1e1e"/>
    </style:style>
    <style:style style:name="P20" style:family="paragraph" style:parent-style-name="Standard">
      <style:text-properties fo:color="#d4d4d4" style:font-name="Droid Sans Mono" fo:font-size="13.5pt" fo:font-weight="normal" officeooo:rsid="004abb41" officeooo:paragraph-rsid="004abb41" fo:background-color="#1e1e1e"/>
    </style:style>
    <style:style style:name="P21" style:family="paragraph" style:parent-style-name="Standard">
      <style:text-properties fo:color="#d4d4d4" style:font-name="Droid Sans Mono" fo:font-size="13.5pt" fo:font-weight="normal" officeooo:rsid="004715b0" officeooo:paragraph-rsid="004715b0" fo:background-color="#1e1e1e"/>
    </style:style>
    <style:style style:name="P22" style:family="paragraph" style:parent-style-name="Standard">
      <style:text-properties fo:color="#d4d4d4" style:font-name="Droid Sans Mono" fo:font-size="13.5pt" fo:font-weight="normal" officeooo:paragraph-rsid="0051f848" fo:background-color="#1e1e1e"/>
    </style:style>
    <style:style style:name="P23" style:family="paragraph" style:parent-style-name="Standard">
      <style:text-properties fo:color="#d4d4d4" style:font-name="Droid Sans Mono" fo:font-size="13.5pt" fo:font-weight="normal" officeooo:rsid="0051f848" officeooo:paragraph-rsid="0051f848" fo:background-color="#1e1e1e"/>
    </style:style>
    <style:style style:name="P24" style:family="paragraph" style:parent-style-name="Standard">
      <style:text-properties fo:color="#d4d4d4" style:font-name="Droid Sans Mono" fo:font-size="13.5pt" fo:font-weight="normal" officeooo:rsid="005a9a1a" officeooo:paragraph-rsid="005a9a1a" fo:background-color="#1e1e1e"/>
    </style:style>
    <style:style style:name="P25" style:family="paragraph" style:parent-style-name="Standard">
      <style:text-properties fo:color="#d4d4d4" style:font-name="Droid Sans Mono" fo:font-size="13.5pt" fo:font-weight="normal" officeooo:rsid="005ce421" officeooo:paragraph-rsid="005ce421" fo:background-color="#1e1e1e"/>
    </style:style>
    <style:style style:name="P26" style:family="paragraph" style:parent-style-name="Standard">
      <style:paragraph-properties style:line-height-at-least="0.635cm"/>
      <style:text-properties fo:color="#569cd6" style:font-name="Droid Sans Mono" fo:font-size="13.5pt" fo:font-weight="bold" fo:background-color="#1e1e1e"/>
    </style:style>
    <style:style style:name="P27" style:family="paragraph" style:parent-style-name="Standard">
      <style:paragraph-properties style:line-height-at-least="0.635cm"/>
    </style:style>
    <style:style style:name="P28" style:family="paragraph" style:parent-style-name="Standard">
      <style:paragraph-properties style:line-height-at-least="0.635cm"/>
      <style:text-properties fo:color="#6a9955" style:font-name="Droid Sans Mono" fo:font-size="13.5pt" fo:font-weight="normal" fo:background-color="#1e1e1e"/>
    </style:style>
    <style:style style:name="P29" style:family="paragraph" style:parent-style-name="Standard">
      <style:paragraph-properties style:line-height-at-least="0.635cm"/>
      <style:text-properties fo:color="#ce9178" style:font-name="Droid Sans Mono" fo:font-size="13.5pt" fo:font-weight="normal" fo:background-color="#1e1e1e"/>
    </style:style>
    <style:style style:name="P30" style:family="paragraph" style:parent-style-name="Standard">
      <style:paragraph-properties style:line-height-at-least="0.635cm"/>
      <style:text-properties fo:color="#808080" style:font-name="Droid Sans Mono" fo:font-size="13.5pt" fo:font-weight="normal" fo:background-color="#1e1e1e"/>
    </style:style>
    <style:style style:name="P31" style:family="paragraph" style:parent-style-name="Standard">
      <style:text-properties fo:color="#9cdcfe" style:font-name="Droid Sans Mono" fo:font-size="13.5pt" fo:font-weight="normal" officeooo:paragraph-rsid="00404886" fo:background-color="#1e1e1e"/>
    </style:style>
    <style:style style:name="P32" style:family="paragraph" style:parent-style-name="Standard">
      <style:paragraph-properties fo:margin-left="0cm" fo:margin-right="0cm" fo:text-indent="0cm" style:auto-text-indent="false"/>
      <style:text-properties fo:color="#d4d4d4" style:font-name="Droid Sans Mono" fo:font-size="13.5pt" fo:font-weight="normal" officeooo:rsid="002f8cf8" officeooo:paragraph-rsid="002f8cf8" fo:background-color="#1e1e1e"/>
    </style:style>
    <style:style style:name="P33" style:family="paragraph" style:parent-style-name="Standard">
      <style:paragraph-properties fo:margin-left="0cm" fo:margin-right="0cm" fo:text-indent="0cm" style:auto-text-indent="false"/>
      <style:text-properties fo:color="#d4d4d4" style:font-name="Droid Sans Mono" fo:font-size="13.5pt" fo:font-weight="normal" officeooo:rsid="003f77f9" officeooo:paragraph-rsid="003f77f9" fo:background-color="#1e1e1e"/>
    </style:style>
    <style:style style:name="P34" style:family="paragraph" style:parent-style-name="Standard">
      <style:paragraph-properties fo:margin-left="0cm" fo:margin-right="0cm" fo:text-indent="0cm" style:auto-text-indent="false"/>
      <style:text-properties fo:color="#569cd6" style:font-name="Droid Sans Mono" fo:font-size="13.5pt" fo:font-weight="bold" officeooo:rsid="0021f565" officeooo:paragraph-rsid="0021f565" fo:background-color="#1e1e1e"/>
    </style:style>
    <style:style style:name="P35" style:family="paragraph" style:parent-style-name="Standard">
      <style:paragraph-properties fo:margin-left="0cm" fo:margin-right="0cm" fo:text-indent="0cm" style:auto-text-indent="false"/>
      <style:text-properties fo:color="#ce9178" style:font-name="Droid Sans Mono" fo:font-size="13.5pt" fo:font-weight="normal" fo:background-color="#1e1e1e"/>
    </style:style>
    <style:style style:name="P36" style:family="paragraph" style:parent-style-name="Standard">
      <style:paragraph-properties fo:margin-left="0cm" fo:margin-right="0cm" fo:text-indent="0cm" style:auto-text-indent="false"/>
      <style:text-properties fo:color="#6a9955" style:font-name="Droid Sans Mono" fo:font-size="13.5pt" fo:font-weight="normal" officeooo:rsid="003608d2" officeooo:paragraph-rsid="003608d2" fo:background-color="#1e1e1e"/>
    </style:style>
    <style:style style:name="P37" style:family="paragraph" style:parent-style-name="Text_20_body">
      <style:paragraph-properties fo:margin-left="0cm" fo:margin-right="0cm" fo:text-indent="0cm" style:auto-text-indent="false"/>
    </style:style>
    <style:style style:name="P38" style:family="paragraph" style:parent-style-name="Text_20_body">
      <style:paragraph-properties fo:margin-left="0cm" fo:margin-right="0cm" fo:text-indent="0cm" style:auto-text-indent="false"/>
      <style:text-properties officeooo:rsid="001cc638" officeooo:paragraph-rsid="001cc638"/>
    </style:style>
    <style:style style:name="P39" style:family="paragraph" style:parent-style-name="Text_20_body">
      <style:paragraph-properties fo:margin-left="0cm" fo:margin-right="0cm" fo:text-indent="0cm" style:auto-text-indent="false"/>
      <style:text-properties officeooo:rsid="0021f565" officeooo:paragraph-rsid="0021f565"/>
    </style:style>
    <style:style style:name="P40" style:family="paragraph" style:parent-style-name="Text_20_body">
      <style:paragraph-properties fo:margin-left="0cm" fo:margin-right="0cm" fo:text-indent="0cm" style:auto-text-indent="false"/>
      <style:text-properties officeooo:rsid="0025bd6b" officeooo:paragraph-rsid="0025bd6b"/>
    </style:style>
    <style:style style:name="P41" style:family="paragraph" style:parent-style-name="Text_20_body">
      <style:paragraph-properties fo:margin-left="0cm" fo:margin-right="0cm" fo:text-indent="0cm" style:auto-text-indent="false"/>
      <style:text-properties officeooo:rsid="0028c8fd" officeooo:paragraph-rsid="0028c8fd"/>
    </style:style>
    <style:style style:name="P42" style:family="paragraph" style:parent-style-name="Text_20_body">
      <style:paragraph-properties fo:margin-left="0cm" fo:margin-right="0cm" fo:text-indent="0cm" style:auto-text-indent="false"/>
      <style:text-properties officeooo:rsid="002a8136" officeooo:paragraph-rsid="002a8136"/>
    </style:style>
    <style:style style:name="P43" style:family="paragraph" style:parent-style-name="Text_20_body">
      <style:paragraph-properties fo:margin-left="0cm" fo:margin-right="0cm" fo:text-indent="0cm" style:auto-text-indent="false"/>
      <style:text-properties officeooo:rsid="002e09ee" officeooo:paragraph-rsid="002e09ee"/>
    </style:style>
    <style:style style:name="P44" style:family="paragraph" style:parent-style-name="Text_20_body">
      <style:paragraph-properties fo:margin-left="0cm" fo:margin-right="0cm" fo:text-indent="0cm" style:auto-text-indent="false"/>
      <style:text-properties officeooo:rsid="002f8cf8" officeooo:paragraph-rsid="002f8cf8"/>
    </style:style>
    <style:style style:name="P45" style:family="paragraph" style:parent-style-name="Text_20_body">
      <style:paragraph-properties fo:margin-left="0cm" fo:margin-right="0cm" fo:text-indent="0cm" style:auto-text-indent="false"/>
      <style:text-properties officeooo:rsid="0030186b" officeooo:paragraph-rsid="0030186b"/>
    </style:style>
    <style:style style:name="P46" style:family="paragraph" style:parent-style-name="Text_20_body">
      <style:paragraph-properties fo:margin-left="0cm" fo:margin-right="0cm" fo:text-indent="0cm" style:auto-text-indent="false"/>
      <style:text-properties fo:font-variant="normal" fo:text-transform="none" style:font-name="SFMono-Regular" fo:font-size="10.5pt" fo:letter-spacing="normal" fo:font-style="normal" fo:font-weight="normal" officeooo:rsid="001cbfbf"/>
    </style:style>
    <style:style style:name="P47" style:family="paragraph" style:parent-style-name="Text_20_body">
      <style:paragraph-properties fo:margin-left="0cm" fo:margin-right="0cm" fo:text-indent="0cm" style:auto-text-indent="false"/>
      <style:text-properties officeooo:rsid="0032cd00" officeooo:paragraph-rsid="0032cd00"/>
    </style:style>
    <style:style style:name="P48" style:family="paragraph" style:parent-style-name="Text_20_body">
      <style:paragraph-properties fo:margin-left="0cm" fo:margin-right="0cm" fo:text-indent="0cm" style:auto-text-indent="false"/>
      <style:text-properties officeooo:rsid="003410e6" officeooo:paragraph-rsid="003410e6"/>
    </style:style>
    <style:style style:name="P49" style:family="paragraph" style:parent-style-name="Text_20_body">
      <style:paragraph-properties fo:margin-left="0cm" fo:margin-right="0cm" fo:text-indent="0cm" style:auto-text-indent="false"/>
      <style:text-properties officeooo:rsid="003608d2" officeooo:paragraph-rsid="003608d2"/>
    </style:style>
    <style:style style:name="P50" style:family="paragraph" style:parent-style-name="Text_20_body">
      <style:paragraph-properties fo:margin-left="0cm" fo:margin-right="0cm" fo:text-indent="0cm" style:auto-text-indent="false"/>
      <style:text-properties officeooo:rsid="0036cc62" officeooo:paragraph-rsid="0036cc62"/>
    </style:style>
    <style:style style:name="P51" style:family="paragraph" style:parent-style-name="Text_20_body">
      <style:paragraph-properties fo:margin-left="0cm" fo:margin-right="0cm" fo:text-indent="0cm" style:auto-text-indent="false"/>
      <style:text-properties officeooo:rsid="0036d67e" officeooo:paragraph-rsid="0036d67e"/>
    </style:style>
    <style:style style:name="P52" style:family="paragraph" style:parent-style-name="Text_20_body">
      <style:paragraph-properties fo:margin-left="0cm" fo:margin-right="0cm" fo:text-indent="0cm" style:auto-text-indent="false"/>
      <style:text-properties officeooo:rsid="003bca1a" officeooo:paragraph-rsid="003bca1a"/>
    </style:style>
    <style:style style:name="P53" style:family="paragraph" style:parent-style-name="Text_20_body">
      <style:paragraph-properties fo:margin-left="0cm" fo:margin-right="0cm" fo:text-indent="0cm" style:auto-text-indent="false"/>
      <style:text-properties officeooo:rsid="003f77f9" officeooo:paragraph-rsid="003f77f9"/>
    </style:style>
    <style:style style:name="P54" style:family="paragraph" style:parent-style-name="Text_20_body">
      <style:text-properties fo:font-variant="normal" fo:text-transform="none" style:font-name="SFMono-Regular" fo:font-size="10.5pt" fo:letter-spacing="normal" fo:font-style="normal" fo:font-weight="normal" officeooo:rsid="001c32c2" officeooo:paragraph-rsid="001c32c2"/>
    </style:style>
    <style:style style:name="P55" style:family="paragraph" style:parent-style-name="Text_20_body">
      <style:text-properties officeooo:rsid="00404886" officeooo:paragraph-rsid="00404886"/>
    </style:style>
    <style:style style:name="P56" style:family="paragraph" style:parent-style-name="Text_20_body">
      <style:text-properties officeooo:rsid="00445dc0" officeooo:paragraph-rsid="00445dc0"/>
    </style:style>
    <style:style style:name="P57" style:family="paragraph" style:parent-style-name="Text_20_body">
      <style:text-properties officeooo:rsid="004658a2" officeooo:paragraph-rsid="004658a2"/>
    </style:style>
    <style:style style:name="P58" style:family="paragraph" style:parent-style-name="Text_20_body">
      <style:text-properties officeooo:rsid="0046de78" officeooo:paragraph-rsid="0046de78"/>
    </style:style>
    <style:style style:name="P59" style:family="paragraph" style:parent-style-name="Text_20_body">
      <style:text-properties officeooo:rsid="004715b0" officeooo:paragraph-rsid="004715b0"/>
    </style:style>
    <style:style style:name="P60" style:family="paragraph" style:parent-style-name="Text_20_body">
      <style:text-properties officeooo:rsid="0047aef7" officeooo:paragraph-rsid="0047aef7"/>
    </style:style>
    <style:style style:name="P61" style:family="paragraph" style:parent-style-name="Text_20_body">
      <style:text-properties officeooo:rsid="0047aef7" officeooo:paragraph-rsid="0052dbd6"/>
    </style:style>
    <style:style style:name="P62" style:family="paragraph" style:parent-style-name="Text_20_body">
      <style:text-properties officeooo:rsid="004abb41" officeooo:paragraph-rsid="004abb41"/>
    </style:style>
    <style:style style:name="P63" style:family="paragraph" style:parent-style-name="Text_20_body">
      <style:text-properties officeooo:rsid="004c137e" officeooo:paragraph-rsid="004c137e"/>
    </style:style>
    <style:style style:name="P64" style:family="paragraph" style:parent-style-name="Text_20_body">
      <style:text-properties officeooo:rsid="004e29b4" officeooo:paragraph-rsid="004e29b4"/>
    </style:style>
    <style:style style:name="P65" style:family="paragraph" style:parent-style-name="Text_20_body">
      <style:text-properties officeooo:rsid="0050178b" officeooo:paragraph-rsid="0050178b"/>
    </style:style>
    <style:style style:name="P66" style:family="paragraph" style:parent-style-name="Text_20_body">
      <style:text-properties officeooo:rsid="0051f848" officeooo:paragraph-rsid="0051f848"/>
    </style:style>
    <style:style style:name="P67" style:family="paragraph" style:parent-style-name="Text_20_body">
      <style:text-properties officeooo:rsid="00580dee" officeooo:paragraph-rsid="00580dee"/>
    </style:style>
    <style:style style:name="P68" style:family="paragraph" style:parent-style-name="Text_20_body">
      <style:text-properties officeooo:rsid="00594987" officeooo:paragraph-rsid="00594987"/>
    </style:style>
    <style:style style:name="P69" style:family="paragraph" style:parent-style-name="Text_20_body">
      <style:text-properties officeooo:rsid="00599625" officeooo:paragraph-rsid="00599625"/>
    </style:style>
    <style:style style:name="P70" style:family="paragraph" style:parent-style-name="Text_20_body">
      <style:text-properties officeooo:rsid="005a9a1a" officeooo:paragraph-rsid="005a9a1a"/>
    </style:style>
    <style:style style:name="P71" style:family="paragraph" style:parent-style-name="Text_20_body">
      <style:text-properties officeooo:rsid="005b3bda" officeooo:paragraph-rsid="005b3bda"/>
    </style:style>
    <style:style style:name="P72" style:family="paragraph" style:parent-style-name="Text_20_body">
      <style:text-properties officeooo:rsid="005ce421" officeooo:paragraph-rsid="005ce421"/>
    </style:style>
    <style:style style:name="P73" style:family="paragraph" style:parent-style-name="Standard">
      <style:paragraph-properties fo:margin-top="0cm" fo:margin-bottom="0.499cm" loext:contextual-spacing="false" style:line-height-at-least="0.635cm"/>
      <style:text-properties fo:color="#d4d4d4" style:font-name="Droid Sans Mono" fo:font-size="13.5pt" fo:font-weight="normal" fo:background-color="#1e1e1e"/>
    </style:style>
    <style:style style:name="P74" style:family="paragraph" style:parent-style-name="Standard">
      <style:paragraph-properties fo:margin-top="0cm" fo:margin-bottom="0.499cm" loext:contextual-spacing="false" style:line-height-at-least="0.635cm"/>
    </style:style>
    <style:style style:name="P75" style:family="paragraph" style:parent-style-name="Standard">
      <style:paragraph-properties style:line-height-at-least="0.635cm"/>
      <style:text-properties fo:color="#d4d4d4" style:font-name="Droid Sans Mono" fo:font-size="13.5pt" fo:font-weight="normal" fo:background-color="#1e1e1e"/>
    </style:style>
    <style:style style:name="P76" style:family="paragraph" style:parent-style-name="Standard">
      <style:text-properties fo:color="#d4d4d4" style:font-name="Droid Sans Mono" fo:font-size="13.5pt" fo:font-weight="normal" officeooo:rsid="0061b1d1" officeooo:paragraph-rsid="0061b1d1" fo:background-color="#1e1e1e"/>
    </style:style>
    <style:style style:name="P77" style:family="paragraph" style:parent-style-name="Standard">
      <style:paragraph-properties style:line-height-at-least="0.635cm"/>
      <style:text-properties fo:color="#ce9178" style:font-name="Droid Sans Mono" fo:font-size="13.5pt" fo:font-weight="normal" fo:background-color="#1e1e1e"/>
    </style:style>
    <style:style style:name="P78" style:family="paragraph" style:parent-style-name="Standard">
      <style:paragraph-properties style:line-height-at-least="0.635cm"/>
      <style:text-properties fo:color="#808080" style:font-name="Droid Sans Mono" fo:font-size="13.5pt" fo:font-weight="normal" fo:background-color="#1e1e1e"/>
    </style:style>
    <style:style style:name="P79" style:family="paragraph" style:parent-style-name="Standard">
      <style:paragraph-properties style:line-height-at-least="0.635cm"/>
    </style:style>
    <style:style style:name="P80" style:family="paragraph" style:parent-style-name="Standard">
      <style:paragraph-properties fo:margin-left="0cm" fo:margin-right="0cm" fo:text-indent="0cm" style:auto-text-indent="false"/>
      <style:text-properties fo:color="#d4d4d4" style:font-name="Droid Sans Mono" fo:font-size="13.5pt" fo:font-weight="normal" officeooo:rsid="0066eec5" officeooo:paragraph-rsid="0066eec5" fo:background-color="#1e1e1e"/>
    </style:style>
    <style:style style:name="P81" style:family="paragraph" style:parent-style-name="Text_20_body">
      <style:text-properties officeooo:rsid="005ce421" officeooo:paragraph-rsid="005ce421"/>
    </style:style>
    <style:style style:name="P82" style:family="paragraph" style:parent-style-name="Text_20_body">
      <style:text-properties officeooo:rsid="005f4d31" officeooo:paragraph-rsid="005f4d31"/>
    </style:style>
    <style:style style:name="P83" style:family="paragraph" style:parent-style-name="Text_20_body">
      <style:text-properties officeooo:paragraph-rsid="0060ffb4"/>
    </style:style>
    <style:style style:name="P84" style:family="paragraph" style:parent-style-name="Text_20_body">
      <style:text-properties officeooo:rsid="0061b1d1" officeooo:paragraph-rsid="0061b1d1"/>
    </style:style>
    <style:style style:name="P85" style:family="paragraph" style:parent-style-name="Text_20_body">
      <style:text-properties officeooo:rsid="0063ffd5" officeooo:paragraph-rsid="0063ffd5"/>
    </style:style>
    <style:style style:name="P86" style:family="paragraph" style:parent-style-name="Text_20_body">
      <style:text-properties officeooo:rsid="0063ffd5" officeooo:paragraph-rsid="00660888"/>
    </style:style>
    <style:style style:name="P87" style:family="paragraph" style:parent-style-name="Text_20_body">
      <style:paragraph-properties fo:margin-left="0cm" fo:margin-right="0cm" fo:text-indent="0cm" style:auto-text-indent="false"/>
      <style:text-properties officeooo:paragraph-rsid="00660888"/>
    </style:style>
    <style:style style:name="P88" style:family="paragraph" style:parent-style-name="Text_20_body">
      <style:paragraph-properties fo:margin-left="0cm" fo:margin-right="0cm" fo:text-indent="0cm" style:auto-text-indent="false"/>
      <style:text-properties officeooo:rsid="0066eec5" officeooo:paragraph-rsid="0066eec5"/>
    </style:style>
    <style:style style:name="T1" style:family="text">
      <style:text-properties officeooo:rsid="0000c428"/>
    </style:style>
    <style:style style:name="T2" style:family="text">
      <style:text-properties officeooo:rsid="0001dd2a"/>
    </style:style>
    <style:style style:name="T3" style:family="text">
      <style:text-properties officeooo:rsid="0008249b"/>
    </style:style>
    <style:style style:name="T4" style:family="text">
      <style:text-properties officeooo:rsid="000b18e0"/>
    </style:style>
    <style:style style:name="T5" style:family="text">
      <style:text-properties fo:color="#c586c0"/>
    </style:style>
    <style:style style:name="T6" style:family="text">
      <style:text-properties fo:color="#9cdcfe"/>
    </style:style>
    <style:style style:name="T7" style:family="text">
      <style:text-properties fo:color="#ce9178"/>
    </style:style>
    <style:style style:name="T8" style:family="text">
      <style:text-properties fo:color="#569cd6"/>
    </style:style>
    <style:style style:name="T9" style:family="text">
      <style:text-properties fo:color="#808080"/>
    </style:style>
    <style:style style:name="T10" style:family="text">
      <style:text-properties officeooo:rsid="00176abd"/>
    </style:style>
    <style:style style:name="T11" style:family="text">
      <style:text-properties officeooo:rsid="001a9a3c"/>
    </style:style>
    <style:style style:name="T12" style:family="text">
      <style:text-properties style:font-name="SFMono-Regular" fo:background-color="#fbf2e9" loext:char-shading-value="0" loext:padding="0cm" loext:border="none"/>
    </style:style>
    <style:style style:name="T13" style:family="text">
      <style:text-properties fo:font-variant="normal" fo:text-transform="none" style:font-name="SFMono-Regular" fo:font-size="10.5pt" fo:letter-spacing="normal" fo:font-style="normal" fo:font-weight="normal"/>
    </style:style>
    <style:style style:name="T14" style:family="text">
      <style:text-properties fo:font-variant="normal" fo:text-transform="none" style:font-name="SFMono-Regular" fo:font-size="10.5pt" fo:letter-spacing="normal" fo:font-style="normal" fo:font-weight="normal" fo:background-color="#fbf2e9" loext:char-shading-value="0" loext:padding="0cm" loext:border="none"/>
    </style:style>
    <style:style style:name="T15" style:family="text">
      <style:text-properties fo:font-variant="normal" fo:text-transform="none" style:font-name="SFMono-Regular" fo:font-size="10.5pt" fo:letter-spacing="normal" fo:font-style="normal" fo:font-weight="normal" officeooo:rsid="00660888" fo:background-color="#fbf2e9" loext:char-shading-value="0" loext:padding="0cm" loext:border="none"/>
    </style:style>
    <style:style style:name="T16" style:family="text">
      <style:text-properties fo:font-variant="normal" fo:text-transform="none" style:font-name="SFMono-Regular" fo:font-size="10.5pt" fo:letter-spacing="normal" fo:font-style="normal" fo:font-weight="normal" officeooo:rsid="001c32c2"/>
    </style:style>
    <style:style style:name="T17" style:family="text">
      <style:text-properties fo:font-variant="normal" fo:text-transform="none" style:font-name="SFMono-Regular" fo:font-size="10.5pt" fo:letter-spacing="normal" fo:font-style="normal" fo:font-weight="normal" officeooo:rsid="001cbfbf"/>
    </style:style>
    <style:style style:name="T18" style:family="text">
      <style:text-properties fo:font-variant="normal" fo:text-transform="none" fo:color="#000000" style:font-name="Futura PT" fo:font-style="normal" fo:font-weight="bold"/>
    </style:style>
    <style:style style:name="T19" style:family="text">
      <style:text-properties officeooo:rsid="001cbfbf"/>
    </style:style>
    <style:style style:name="T20" style:family="text">
      <style:text-properties officeooo:rsid="002c6fbf"/>
    </style:style>
    <style:style style:name="T21" style:family="text">
      <style:text-properties fo:color="#dcdcaa"/>
    </style:style>
    <style:style style:name="T22" style:family="text">
      <style:text-properties fo:color="#4ec9b0"/>
    </style:style>
    <style:style style:name="T23" style:family="text">
      <style:text-properties fo:color="#b5cea8"/>
    </style:style>
    <style:style style:name="T24" style:family="text">
      <style:text-properties officeooo:rsid="0038068c"/>
    </style:style>
    <style:style style:name="T25" style:family="text">
      <style:text-properties officeooo:rsid="003c252d"/>
    </style:style>
    <style:style style:name="T26" style:family="text">
      <style:text-properties officeooo:rsid="0047a963"/>
    </style:style>
    <style:style style:name="T27" style:family="text">
      <style:text-properties officeooo:rsid="00594987"/>
    </style:style>
    <style:style style:name="T28" style:family="text">
      <style:text-properties officeooo:rsid="005afaa5"/>
    </style:style>
    <style:style style:name="T29" style:family="text">
      <style:text-properties officeooo:rsid="0060ffb4"/>
    </style:style>
    <style:style style:name="T30" style:family="text">
      <style:text-properties officeooo:rsid="0066088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tab/><text:tab/><text:span text:style-name="T1">Gatsby</text:span></text:p>
      <text:p text:style-name="Standard"/>
      <text:p text:style-name="P1">1) <text:span text:style-name="T2">Goto gatsby site - &gt; tutorial page</text:span></text:p>
      <text:p text:style-name="P18">first install cli</text:p>
      <text:p text:style-name="P2">npm install -g gatsby-cli</text:p>
      <text:p text:style-name="P2"/>
      <text:p text:style-name="P3">2) Create project using</text:p>
      <text:p text:style-name="P3">gatsby new hello-world</text:p>
      <text:p text:style-name="P3"/>
      <text:p text:style-name="P4">3) <text:span text:style-name="T3">Run project using</text:span></text:p>
      <text:p text:style-name="P5">gatsby develop</text:p>
      <text:p text:style-name="P6"/>
      <text:p text:style-name="P7">goto </text:p>
      <text:p text:style-name="P7"><text:a xlink:type="simple" xlink:href="http://localhost:8000/" text:style-name="Internet_20_link" text:visited-style-name="Visited_20_Internet_20_Link">http://localhost:8000/</text:a></text:p>
      <text:p text:style-name="P7">to see website</text:p>
      <text:p text:style-name="P7"/>
      <text:p text:style-name="P8">4) <text:span text:style-name="T4">Create pages -</text:span></text:p>
      <text:p text:style-name="P9">inside pages folder , create a file about.js</text:p>
      <text:p text:style-name="P9"/>
      <text:p text:style-name="P10">and create a react component in there like below</text:p>
      <text:p text:style-name="P10"/>
      <text:p text:style-name="P12">import React from "react"</text:p>
      <text:p text:style-name="P12">import Layout from "../components/layout"</text:p>
      <text:p text:style-name="P12"/>
      <text:p text:style-name="P12">const About = () =&gt; {</text:p>
      <text:p text:style-name="P12"><text:s text:c="2"/>return (</text:p>
      <text:p text:style-name="P12"><text:s text:c="4"/>&lt;Layout&gt;</text:p>
      <text:p text:style-name="P12"><text:s text:c="6"/>&lt;div&gt;</text:p>
      <text:p text:style-name="P12"><text:s text:c="8"/>&lt;h1&gt;About Us&lt;/h1&gt;</text:p>
      <text:p text:style-name="P12"><text:s text:c="8"/>&lt;p&gt;</text:p>
      <text:p text:style-name="P12"><text:s text:c="10"/>Lorem ipsum dolor sit amet consectetur adipisicing elit. Consectetur</text:p>
      <text:p text:style-name="P12"><text:s text:c="10"/>voluptatum itaque facilis porro! Totam molestiae cumque architecto</text:p>
      <text:p text:style-name="P12"><text:s text:c="10"/>veniam pariatur aperiam doloribus quos sequi nesciunt nisi ipsum</text:p>
      <text:p text:style-name="P12"><text:s text:c="10"/>excepturi ipsa, minus quaerat nam, iusto rem dolor itaque neque,</text:p>
      <text:p text:style-name="P12"><text:s text:c="10"/>cupiditate impedit ipsam. Suscipit excepturi unde vitae doloremque</text:p>
      <text:p text:style-name="P12"><text:s text:c="10"/>voluptatibus.</text:p>
      <text:p text:style-name="P12"><text:s text:c="8"/>&lt;/p&gt;</text:p>
      <text:p text:style-name="P12"><text:s text:c="6"/>&lt;/div&gt;</text:p>
      <text:p text:style-name="P12"><text:s text:c="4"/>&lt;/Layout&gt;</text:p>
      <text:p text:style-name="P12"><text:s text:c="2"/>)</text:p>
      <text:p text:style-name="P12">}</text:p>
      <text:p text:style-name="P12"/>
      <text:p text:style-name="P12">export default About</text:p>
      <text:p text:style-name="P10"/>
      <text:p text:style-name="P10">and goto url </text:p>
      <text:p text:style-name="P10"><text:a xlink:type="simple" xlink:href="http://localhost:8000/about/" text:style-name="Internet_20_link" text:visited-style-name="Visited_20_Internet_20_Link">http://localhost:8000/about/</text:a></text:p>
      <text:p text:style-name="P10">to see that page</text:p>
      <text:p text:style-name="P10"/>
      <text:p text:style-name="P11">To use layout , <text:s/>import layout and wrap above page inside layout component</text:p>
      <text:p text:style-name="P11"/>
      <text:p text:style-name="P11"/>
      <text:p text:style-name="P11"/>
      <text:p text:style-name="P13">To create inner routes like blog/post</text:p>
      <text:p text:style-name="P13">create a folder called blog in pages and inside that create a file called post.js to get to that route</text:p>
      <text:p text:style-name="P13"/>
      <text:p text:style-name="P13"/>
      <text:p text:style-name="P13"/>
      <text:p text:style-name="P14"><text:soft-page-break/>5 – Working with assets</text:p>
      <text:p text:style-name="P14"><text:tab/><text:span text:style-name="T10">Put images in images folder, gatsby webpack convert it into data blob while serving</text:span></text:p>
      <text:p text:style-name="P14"><text:tab/><text:span text:style-name="T10">To use image in any page, first import it like </text:span></text:p>
      <text:p text:style-name="P17"><text:span text:style-name="T5">import</text:span> <text:span text:style-name="T6">logo</text:span> <text:span text:style-name="T5">from</text:span> <text:span text:style-name="T7">"../images/gatsby-astronaut.png"</text:span></text:p>
      <text:p text:style-name="P19"/>
      <text:p text:style-name="P14"><text:tab/><text:span text:style-name="T10">Then use it like </text:span></text:p>
      <text:p text:style-name="P17"><text:span text:style-name="T9">&lt;</text:span><text:span text:style-name="T8">img</text:span> <text:span text:style-name="T6">height</text:span>=<text:span text:style-name="T7">"50px"</text:span> <text:span text:style-name="T6">src</text:span>=<text:span text:style-name="T8">{</text:span><text:span text:style-name="T6">logo</text:span><text:span text:style-name="T8">}</text:span> <text:span text:style-name="T6">alt</text:span>=<text:span text:style-name="T7">""</text:span> <text:span text:style-name="T9">/&gt;</text:span></text:p>
      <text:p text:style-name="P14"/>
      <text:p text:style-name="P14"/>
      <text:p text:style-name="P14"/>
      <text:p text:style-name="P14"/>
      <text:p text:style-name="P15">6 – gatsby-config.js file has our app <text:span text:style-name="T11">title</text:span> , author etc</text:p>
      <text:p text:style-name="P14"/>
      <text:p text:style-name="P14"/>
      <text:p text:style-name="P15">7 – Graph ql</text:p>
      <text:p text:style-name="P15">goto graphql url given in cmd line</text:p>
      <text:p text:style-name="P15">remove all default code and type below code</text:p>
      <text:p text:style-name="P15"/>
      <text:p text:style-name="P15">{</text:p>
      <text:p text:style-name="P15"><text:s text:c="2"/>site{</text:p>
      <text:p text:style-name="P15"><text:s text:c="4"/>siteMetadata{</text:p>
      <text:p text:style-name="P15"><text:s text:c="6"/>title</text:p>
      <text:p text:style-name="P15"><text:s text:c="4"/>}</text:p>
      <text:p text:style-name="P15"><text:s text:c="2"/>}</text:p>
      <text:p text:style-name="P15">}</text:p>
      <text:p text:style-name="P14"/>
      <text:p text:style-name="P15">run play button to see author name... if it returns run , <text:s/>close the app and run gatsby develop again and again chect</text:p>
      <text:p text:style-name="P15"/>
      <text:p text:style-name="P15"/>
      <text:p text:style-name="P15"/>
      <text:p text:style-name="P15"/>
      <text:p text:style-name="P16">8 – Plugins</text:p>
      <text:p text:style-name="P16">Gatsby website has lots of plugin</text:p>
      <text:p text:style-name="P16">we need below plugins for basic operations</text:p>
      <text:p text:style-name="P16">install - </text:p>
      <text:p text:style-name="P54"><text:span text:style-name="Source_20_Text"><text:span text:style-name="T12">npm install --save gatsby-source-filesystem</text:span></text:span></text:p>
      <text:p text:style-name="P37"><text:bookmark text:name="how-to-use"/><text:line-break/><text:span text:style-name="T19">create a new folder in </text:span><text:span text:style-name="T16"><text:s/></text:span><text:span text:style-name="T17">src called posts</text:span></text:p>
      <text:p text:style-name="P46"/>
      <text:p text:style-name="P38"><text:span text:style-name="T17">a</text:span><text:span text:style-name="T13">nd add below code in gatsby-config in plugins</text:span></text:p>
      <text:p text:style-name="Standard">{</text:p>
      <text:p text:style-name="Standard">resolve: `gatsby-source-filesystem`,</text:p>
      <text:p text:style-name="Standard">options: {</text:p>
      <text:p text:style-name="Standard">name: `posts`,</text:p>
      <text:p text:style-name="Standard">path: `${__dirname}/src/posts`,</text:p>
      <text:p text:style-name="Standard">},</text:p>
      <text:p text:style-name="Standard">},</text:p>
      <text:p text:style-name="P38"/>
      <text:p text:style-name="P39">create a new file called post1.md inside posts folder which we created and put below markdown in it</text:p>
      <text:p text:style-name="P34"><text:soft-page-break/># Hello World</text:p>
      <text:p text:style-name="P39"/>
      <text:p text:style-name="P39"/>
      <text:p text:style-name="P40">now write below query in graphql page to see post1 as op</text:p>
      <text:p text:style-name="P40">{</text:p>
      <text:p text:style-name="P40"><text:s text:c="2"/>site{</text:p>
      <text:p text:style-name="P40"><text:s text:c="4"/>siteMetadata{</text:p>
      <text:p text:style-name="P40"><text:s text:c="6"/>title</text:p>
      <text:p text:style-name="P40"><text:s text:c="4"/>}</text:p>
      <text:p text:style-name="P40"><text:s text:c="2"/>}</text:p>
      <text:p text:style-name="P40"><text:s text:c="2"/>allFile{</text:p>
      <text:p text:style-name="P40"><text:s text:c="4"/>edges{</text:p>
      <text:p text:style-name="P40"><text:s text:c="6"/>node{</text:p>
      <text:p text:style-name="P40"><text:s text:c="8"/>extension</text:p>
      <text:p text:style-name="P40"><text:s text:c="8"/>name</text:p>
      <text:p text:style-name="P40"><text:s text:c="6"/>}</text:p>
      <text:p text:style-name="P40"><text:s text:c="4"/>}</text:p>
      <text:p text:style-name="P40"><text:s text:c="2"/>}</text:p>
      <text:p text:style-name="P40">}</text:p>
      <text:p text:style-name="P40"/>
      <text:p text:style-name="P40"/>
      <text:p text:style-name="P40"/>
      <text:p text:style-name="P41">9 – Markdown</text:p>
      <text:p text:style-name="P42">run</text:p>
      <text:p text:style-name="P42"><text:span text:style-name="Source_20_Text"><text:span text:style-name="T14">npm install --save gatsby-transformer-remark</text:span></text:span></text:p>
      <text:p text:style-name="P37"><text:bookmark text:name="how-to-use1"/><text:line-break/><text:span text:style-name="T20">add below line in plugin array</text:span></text:p>
      <text:p text:style-name="P35">`gatsby-transformer-remark`</text:p>
      <text:p text:style-name="P37"/>
      <text:p text:style-name="P37"/>
      <text:p text:style-name="P43">now run below query</text:p>
      <text:p text:style-name="P43">{</text:p>
      <text:p text:style-name="P43"><text:soft-page-break/><text:s text:c="2"/>site {</text:p>
      <text:p text:style-name="P43"><text:s text:c="4"/>siteMetadata {</text:p>
      <text:p text:style-name="P43"><text:s text:c="6"/>title</text:p>
      <text:p text:style-name="P43"><text:s text:c="4"/>}</text:p>
      <text:p text:style-name="P43"><text:s text:c="2"/>}</text:p>
      <text:p text:style-name="P43"><text:s text:c="2"/>allMarkdownRemark {</text:p>
      <text:p text:style-name="P43"><text:s text:c="4"/>totalCount</text:p>
      <text:p text:style-name="P43"><text:s text:c="4"/>edges {</text:p>
      <text:p text:style-name="P43"><text:s text:c="6"/>node {</text:p>
      <text:p text:style-name="P43"><text:s text:c="8"/>html</text:p>
      <text:p text:style-name="P43"><text:s text:c="8"/>excerpt</text:p>
      <text:p text:style-name="P43"><text:s text:c="6"/>}</text:p>
      <text:p text:style-name="P43"><text:s text:c="4"/>}</text:p>
      <text:p text:style-name="P43"><text:s text:c="2"/>}</text:p>
      <text:p text:style-name="P43">}</text:p>
      <text:p text:style-name="P43"/>
      <text:p text:style-name="P43"/>
      <text:p text:style-name="P43"/>
      <text:p text:style-name="P44">Change post1.md markdown file as below</text:p>
      <text:p text:style-name="P32">---</text:p>
      <text:p text:style-name="P19"><text:span text:style-name="T8">slug</text:span> : <text:span text:style-name="T7">"/first-post"</text:span></text:p>
      <text:p text:style-name="P19"><text:span text:style-name="T8">date</text:span> : <text:span text:style-name="T7">"2018-10-15"</text:span></text:p>
      <text:p text:style-name="P19"><text:span text:style-name="T8">title</text:span>: <text:span text:style-name="T7">"Our First Post"</text:span></text:p>
      <text:p text:style-name="P19">---</text:p>
      <text:p text:style-name="P27"/>
      <text:p text:style-name="P26"># Hello</text:p>
      <text:p text:style-name="P27"/>
      <text:p text:style-name="P26">## First Heading</text:p>
      <text:p text:style-name="P27"/>
      <text:p text:style-name="P19">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text:soft-page-break/>remaining essentially unchanged. It was popularised in the 1960s with the release of Letraset sheets containing Lorem Ipsum passages, and more recently with desktop publishing software like Aldus PageMaker including versions of Lorem Ipsum.</text:p>
      <text:p text:style-name="P27"/>
      <text:p text:style-name="P26">## Second Heading</text:p>
      <text:p text:style-name="P27"/>
      <text:p text:style-name="P19">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p>
      <text:p text:style-name="P44"/>
      <text:p text:style-name="P44"/>
      <text:p text:style-name="P44">Now change graphql query as below</text:p>
      <text:p text:style-name="P44"/>
      <text:p text:style-name="P45">{</text:p>
      <text:p text:style-name="P45"><text:s text:c="2"/>site {</text:p>
      <text:p text:style-name="P45"><text:s text:c="4"/>siteMetadata {</text:p>
      <text:p text:style-name="P45"><text:s text:c="6"/>title</text:p>
      <text:p text:style-name="P45"><text:s text:c="4"/>}</text:p>
      <text:p text:style-name="P45"><text:s text:c="2"/>}</text:p>
      <text:p text:style-name="P45"><text:s text:c="2"/>allMarkdownRemark {</text:p>
      <text:p text:style-name="P45"><text:s text:c="4"/>totalCount</text:p>
      <text:p text:style-name="P45"><text:s text:c="4"/>edges {</text:p>
      <text:p text:style-name="P45"><text:s text:c="6"/>node {</text:p>
      <text:p text:style-name="P45"><text:s text:c="8"/>html</text:p>
      <text:p text:style-name="P45"><text:s text:c="8"/>excerpt</text:p>
      <text:p text:style-name="P45"><text:s text:c="8"/>frontmatter {</text:p>
      <text:p text:style-name="P45"><text:s text:c="10"/>title</text:p>
      <text:p text:style-name="P45"><text:s text:c="10"/>slug</text:p>
      <text:p text:style-name="P45"><text:soft-page-break/><text:s text:c="10"/>date(formatString: "MMM DD , YYYY")</text:p>
      <text:p text:style-name="P45"><text:s text:c="8"/>}</text:p>
      <text:p text:style-name="P45"><text:s text:c="6"/>}</text:p>
      <text:p text:style-name="P45"><text:s text:c="4"/>}</text:p>
      <text:p text:style-name="P45"><text:s text:c="2"/>}</text:p>
      <text:p text:style-name="P45">}</text:p>
      <text:p text:style-name="P44"/>
      <text:p text:style-name="P44"/>
      <text:p text:style-name="P44"/>
      <text:p text:style-name="P44"/>
      <text:p text:style-name="P47">10 – Now create a new post by copying previous post and run graphQl query to see it in results</text:p>
      <text:p text:style-name="P47"/>
      <text:p text:style-name="P48">now create a new file to list all post called archive.js inside components folder</text:p>
      <text:p text:style-name="P48">and copy contents from layout.js and edit as below</text:p>
      <text:p text:style-name="P50">note that query inside archive.js is changed to match our needs</text:p>
      <text:p text:style-name="P48"/>
      <text:p text:style-name="P36">/**</text:p>
      <text:p text:style-name="P28">* Layout component that queries for data</text:p>
      <text:p text:style-name="P28">* with Gatsby's StaticQuery component</text:p>
      <text:p text:style-name="P28">*</text:p>
      <text:p text:style-name="P28">* See: https://www.gatsbyjs.org/docs/static-query/</text:p>
      <text:p text:style-name="P28">*/</text:p>
      <text:p text:style-name="P27"/>
      <text:p text:style-name="P19"><text:span text:style-name="T5">import</text:span> <text:span text:style-name="T6">React</text:span> <text:span text:style-name="T5">from</text:span> <text:span text:style-name="T7">"react"</text:span></text:p>
      <text:p text:style-name="P19"><text:span text:style-name="T5">import</text:span> { <text:span text:style-name="T6">StaticQuery</text:span>, <text:span text:style-name="T6">graphql</text:span> } <text:span text:style-name="T5">from</text:span> <text:span text:style-name="T7">"gatsby"</text:span></text:p>
      <text:p text:style-name="P27"/>
      <text:p text:style-name="P19"><text:span text:style-name="T8">const</text:span> <text:span text:style-name="T21">Archive</text:span> = ({ <text:span text:style-name="T6">children</text:span> }) <text:span text:style-name="T8">=&gt;</text:span> (</text:p>
      <text:p text:style-name="P19"><text:span text:style-name="T9">&lt;</text:span><text:span text:style-name="T22">StaticQuery</text:span></text:p>
      <text:p text:style-name="P19"><text:span text:style-name="T6">query</text:span>=<text:span text:style-name="T8">{</text:span><text:span text:style-name="T21">graphql</text:span><text:span text:style-name="T7">`</text:span></text:p>
      <text:p text:style-name="P29">query BlogPostArcjive{</text:p>
      <text:p text:style-name="P27"/>
      <text:p text:style-name="P29">allMarkdownRemark {</text:p>
      <text:p text:style-name="P29">edges {</text:p>
      <text:p text:style-name="P29">node {</text:p>
      <text:p text:style-name="P29">excerpt</text:p>
      <text:p text:style-name="P29"><text:soft-page-break/>frontmatter {</text:p>
      <text:p text:style-name="P29">title</text:p>
      <text:p text:style-name="P29">slug</text:p>
      <text:p text:style-name="P29">}</text:p>
      <text:p text:style-name="P29">}</text:p>
      <text:p text:style-name="P29">}</text:p>
      <text:p text:style-name="P29">}</text:p>
      <text:p text:style-name="P29">}</text:p>
      <text:p text:style-name="P19"><text:span text:style-name="T7">`</text:span><text:span text:style-name="T8">}</text:span></text:p>
      <text:p text:style-name="P19"><text:span text:style-name="T6">render</text:span>=<text:span text:style-name="T8">{</text:span><text:span text:style-name="T6">data</text:span> <text:span text:style-name="T8">=&gt;</text:span> (</text:p>
      <text:p text:style-name="P30">&lt;&gt;</text:p>
      <text:p text:style-name="P19"><text:span text:style-name="T9">&lt;</text:span><text:span text:style-name="T8">h1</text:span><text:span text:style-name="T9">&gt;</text:span>Archive<text:span text:style-name="T9">&lt;/</text:span><text:span text:style-name="T8">h1</text:span><text:span text:style-name="T9">&gt;</text:span></text:p>
      <text:p text:style-name="P19"><text:span text:style-name="T8">{</text:span><text:span text:style-name="T6">data</text:span>.<text:span text:style-name="T6">allMarkdownRemark</text:span>.<text:span text:style-name="T6">edges</text:span>.<text:span text:style-name="T21">map</text:span>(<text:span text:style-name="T6">edge</text:span> <text:span text:style-name="T8">=&gt;</text:span> {</text:p>
      <text:p text:style-name="P19"><text:span text:style-name="T5">return</text:span>(</text:p>
      <text:p text:style-name="P19"><text:span text:style-name="T9">&lt;</text:span><text:span text:style-name="T8">li</text:span><text:span text:style-name="T9">&gt;</text:span><text:span text:style-name="T8">{</text:span><text:span text:style-name="T6">edge</text:span>.<text:span text:style-name="T6">node</text:span>.<text:span text:style-name="T6">frontmatter</text:span>.<text:span text:style-name="T6">title</text:span><text:span text:style-name="T8">}</text:span><text:span text:style-name="T9">&lt;/</text:span><text:span text:style-name="T8">li</text:span><text:span text:style-name="T9">&gt;</text:span></text:p>
      <text:p text:style-name="P19">)</text:p>
      <text:p text:style-name="P19">})<text:span text:style-name="T8">}</text:span></text:p>
      <text:p text:style-name="P30">&lt;/&gt;</text:p>
      <text:p text:style-name="P19">)<text:span text:style-name="T8">}</text:span></text:p>
      <text:p text:style-name="P30">/&gt;</text:p>
      <text:p text:style-name="P19">)</text:p>
      <text:p text:style-name="P73"><text:line-break/></text:p>
      <text:p text:style-name="P19"><text:span text:style-name="T5">export</text:span> <text:span text:style-name="T5">default</text:span> <text:span text:style-name="T6">Archive</text:span></text:p>
      <text:p text:style-name="P19"/>
      <text:p text:style-name="P49"/>
      <text:p text:style-name="P49"/>
      <text:p text:style-name="P49">then inside layout.js , use archive component as below - </text:p>
      <text:p text:style-name="P36">/**</text:p>
      <text:p text:style-name="P28">* Layout component that queries for data</text:p>
      <text:p text:style-name="P28">* with Gatsby's StaticQuery component</text:p>
      <text:p text:style-name="P28">*</text:p>
      <text:p text:style-name="P28">* See: https://www.gatsbyjs.org/docs/static-query/</text:p>
      <text:p text:style-name="P28">*/</text:p>
      <text:p text:style-name="P27"/>
      <text:p text:style-name="P19"><text:span text:style-name="T5">import</text:span> <text:span text:style-name="T6">React</text:span> <text:span text:style-name="T5">from</text:span> <text:span text:style-name="T7">"react"</text:span></text:p>
      <text:p text:style-name="P19"><text:span text:style-name="T5">import</text:span> <text:span text:style-name="T6">PropTypes</text:span> <text:span text:style-name="T5">from</text:span> <text:span text:style-name="T7">"prop-types"</text:span></text:p>
      <text:p text:style-name="P19"><text:span text:style-name="T5">import</text:span> { <text:span text:style-name="T6">StaticQuery</text:span>, <text:span text:style-name="T6">graphql</text:span> } <text:span text:style-name="T5">from</text:span> <text:span text:style-name="T7">"gatsby"</text:span></text:p>
      <text:p text:style-name="P27"><text:soft-page-break/></text:p>
      <text:p text:style-name="P19"><text:span text:style-name="T5">import</text:span> <text:span text:style-name="T6">Header</text:span> <text:span text:style-name="T5">from</text:span> <text:span text:style-name="T7">"./header"</text:span></text:p>
      <text:p text:style-name="P19"><text:span text:style-name="T5">import</text:span> <text:span text:style-name="T6">Archive</text:span> <text:span text:style-name="T5">from</text:span> <text:span text:style-name="T7">"./archive"</text:span></text:p>
      <text:p text:style-name="P19"><text:span text:style-name="T5">import</text:span> <text:span text:style-name="T7">"./layout.css"</text:span></text:p>
      <text:p text:style-name="P27"/>
      <text:p text:style-name="P19"><text:span text:style-name="T8">const</text:span> <text:span text:style-name="T21">Layout</text:span> = ({ <text:span text:style-name="T6">children</text:span> }) <text:span text:style-name="T8">=&gt;</text:span> (</text:p>
      <text:p text:style-name="P19"><text:span text:style-name="T9">&lt;</text:span><text:span text:style-name="T22">StaticQuery</text:span></text:p>
      <text:p text:style-name="P19"><text:span text:style-name="T6">query</text:span>=<text:span text:style-name="T8">{</text:span><text:span text:style-name="T21">graphql</text:span><text:span text:style-name="T7">`</text:span></text:p>
      <text:p text:style-name="P29">query SiteTitleQuery {</text:p>
      <text:p text:style-name="P29">site {</text:p>
      <text:p text:style-name="P29">siteMetadata {</text:p>
      <text:p text:style-name="P29">title</text:p>
      <text:p text:style-name="P29">}</text:p>
      <text:p text:style-name="P29">}</text:p>
      <text:p text:style-name="P29">}</text:p>
      <text:p text:style-name="P19"><text:span text:style-name="T7">`</text:span><text:span text:style-name="T8">}</text:span></text:p>
      <text:p text:style-name="P19"><text:span text:style-name="T6">render</text:span>=<text:span text:style-name="T8">{</text:span><text:span text:style-name="T6">data</text:span> <text:span text:style-name="T8">=&gt;</text:span> (</text:p>
      <text:p text:style-name="P30">&lt;&gt;</text:p>
      <text:p text:style-name="P19"><text:span text:style-name="T9">&lt;</text:span><text:span text:style-name="T22">Header</text:span> <text:span text:style-name="T6">siteTitle</text:span>=<text:span text:style-name="T8">{</text:span><text:span text:style-name="T6">data</text:span>.<text:span text:style-name="T6">site</text:span>.<text:span text:style-name="T6">siteMetadata</text:span>.<text:span text:style-name="T6">title</text:span><text:span text:style-name="T8">}</text:span> <text:span text:style-name="T9">/&gt;</text:span></text:p>
      <text:p text:style-name="P19"><text:span text:style-name="T9">&lt;</text:span><text:span text:style-name="T8">div</text:span></text:p>
      <text:p text:style-name="P19"><text:span text:style-name="T6">style</text:span>=<text:span text:style-name="T8">{</text:span>{</text:p>
      <text:p text:style-name="P19"><text:span text:style-name="T6">margin:</text:span> <text:span text:style-name="T7">`0 auto`</text:span>,</text:p>
      <text:p text:style-name="P19"><text:span text:style-name="T6">maxWidth:</text:span> <text:span text:style-name="T23">960</text:span>,</text:p>
      <text:p text:style-name="P19"><text:span text:style-name="T6">padding:</text:span> <text:span text:style-name="T7">`0px 1.0875rem 1.45rem`</text:span>,</text:p>
      <text:p text:style-name="P19"><text:span text:style-name="T6">paddingTop:</text:span> <text:span text:style-name="T23">0</text:span>,</text:p>
      <text:p text:style-name="P19">}<text:span text:style-name="T8">}</text:span></text:p>
      <text:p text:style-name="P30">&gt;</text:p>
      <text:p text:style-name="P19"><text:span text:style-name="T9">&lt;</text:span><text:span text:style-name="T8">main</text:span><text:span text:style-name="T9">&gt;</text:span><text:span text:style-name="T8">{</text:span><text:span text:style-name="T6">children</text:span><text:span text:style-name="T8">}</text:span><text:span text:style-name="T9">&lt;/</text:span><text:span text:style-name="T8">main</text:span><text:span text:style-name="T9">&gt;</text:span></text:p>
      <text:p text:style-name="P19"><text:span text:style-name="T9">&lt;</text:span><text:span text:style-name="T8">footer</text:span><text:span text:style-name="T9">&gt;</text:span></text:p>
      <text:p text:style-name="P19">© <text:span text:style-name="T8">{new</text:span> <text:span text:style-name="T22">Date</text:span>().<text:span text:style-name="T21">getFullYear</text:span>()<text:span text:style-name="T8">}</text:span>, Built with</text:p>
      <text:p text:style-name="P19"><text:span text:style-name="T8">{</text:span><text:span text:style-name="T7">` `</text:span><text:span text:style-name="T8">}</text:span></text:p>
      <text:p text:style-name="P19"><text:span text:style-name="T9">&lt;</text:span><text:span text:style-name="T8">a</text:span> <text:span text:style-name="T6">href</text:span>=<text:span text:style-name="T7">"https://www.gatsbyjs.org"</text:span><text:span text:style-name="T9">&gt;</text:span>Gatsby<text:span text:style-name="T9">&lt;/</text:span><text:span text:style-name="T8">a</text:span><text:span text:style-name="T9">&gt;</text:span></text:p>
      <text:p text:style-name="P19"><text:span text:style-name="T9">&lt;/</text:span><text:span text:style-name="T8">footer</text:span><text:span text:style-name="T9">&gt;</text:span></text:p>
      <text:p text:style-name="P19"><text:span text:style-name="T9">&lt;/</text:span><text:span text:style-name="T8">div</text:span><text:span text:style-name="T9">&gt;</text:span></text:p>
      <text:p text:style-name="P19"><text:span text:style-name="T9">&lt;</text:span><text:span text:style-name="T22">Archive</text:span> <text:span text:style-name="T9">/&gt;</text:span></text:p>
      <text:p text:style-name="P30">&lt;/&gt;</text:p>
      <text:p text:style-name="P19">)<text:span text:style-name="T8">}</text:span></text:p>
      <text:p text:style-name="P30">/&gt;</text:p>
      <text:p text:style-name="P19">)</text:p>
      <text:p text:style-name="P27"/>
      <text:p text:style-name="P19"><text:soft-page-break/><text:span text:style-name="T6">Layout</text:span>.<text:span text:style-name="T6">propTypes</text:span> = {</text:p>
      <text:p text:style-name="P19"><text:span text:style-name="T6">children:</text:span> <text:span text:style-name="T6">PropTypes</text:span>.<text:span text:style-name="T6">node</text:span>.<text:span text:style-name="T6">isRequired</text:span>,</text:p>
      <text:p text:style-name="P19">}</text:p>
      <text:p text:style-name="P27"/>
      <text:p text:style-name="P19"><text:span text:style-name="T5">export</text:span> <text:span text:style-name="T5">default</text:span> <text:span text:style-name="T6">Layout</text:span></text:p>
      <text:p text:style-name="P19"/>
      <text:p text:style-name="P49"/>
      <text:p text:style-name="P49"/>
      <text:p text:style-name="P49"/>
      <text:p text:style-name="P51">Now you will see all post tiltes <text:span text:style-name="T24">listed, create third post to see changes</text:span></text:p>
      <text:p text:style-name="P51"/>
      <text:p text:style-name="P51"/>
      <text:p text:style-name="P51"/>
      <text:p text:style-name="P51"/>
      <text:p text:style-name="P51"/>
      <text:p text:style-name="P52">11 – <text:span text:style-name="T25">Link</text:span></text:p>
      <text:p text:style-name="P52"/>
      <text:p text:style-name="P53">To use link first import it</text:p>
      <text:p text:style-name="P33"><text:span text:style-name="T5">import</text:span> { <text:span text:style-name="T6">StaticQuery</text:span>, <text:span text:style-name="T6">graphql</text:span>,<text:span text:style-name="T6">Link</text:span> } <text:span text:style-name="T5">from</text:span> <text:span text:style-name="T7">"gatsby"</text:span></text:p>
      <text:p text:style-name="P19"/>
      <text:p text:style-name="P55">Then use it in archive.js like below - </text:p>
      <text:p text:style-name="P31">/**</text:p>
      <text:p text:style-name="P28">* Layout component that queries for data</text:p>
      <text:p text:style-name="P28">* with Gatsby's StaticQuery component</text:p>
      <text:p text:style-name="P28">*</text:p>
      <text:p text:style-name="P28">* See: https://www.gatsbyjs.org/docs/static-query/</text:p>
      <text:p text:style-name="P28">*/</text:p>
      <text:p text:style-name="P27"/>
      <text:p text:style-name="P19"><text:span text:style-name="T5">import</text:span> <text:span text:style-name="T6">React</text:span> <text:span text:style-name="T5">from</text:span> <text:span text:style-name="T7">"react"</text:span></text:p>
      <text:p text:style-name="P19"><text:span text:style-name="T5">import</text:span> { <text:span text:style-name="T6">StaticQuery</text:span>, <text:span text:style-name="T6">graphql</text:span>,<text:span text:style-name="T6">Link</text:span> } <text:span text:style-name="T5">from</text:span> <text:span text:style-name="T7">"gatsby"</text:span></text:p>
      <text:p text:style-name="P27"/>
      <text:p text:style-name="P19"><text:span text:style-name="T8">const</text:span> <text:span text:style-name="T6">Blog_Post_Archive_Query</text:span> = <text:span text:style-name="T21">graphql</text:span><text:span text:style-name="T7">`</text:span></text:p>
      <text:p text:style-name="P29">query BlogPostArcjive {</text:p>
      <text:p text:style-name="P29">allMarkdownRemark {</text:p>
      <text:p text:style-name="P29">edges {</text:p>
      <text:p text:style-name="P29">node {</text:p>
      <text:p text:style-name="P29"><text:soft-page-break/>excerpt</text:p>
      <text:p text:style-name="P29">frontmatter {</text:p>
      <text:p text:style-name="P29">title</text:p>
      <text:p text:style-name="P29">slug</text:p>
      <text:p text:style-name="P29">}</text:p>
      <text:p text:style-name="P29">}</text:p>
      <text:p text:style-name="P29">}</text:p>
      <text:p text:style-name="P29">}</text:p>
      <text:p text:style-name="P29">}</text:p>
      <text:p text:style-name="P29">`</text:p>
      <text:p text:style-name="P27"/>
      <text:p text:style-name="P19"><text:span text:style-name="T8">const</text:span> <text:span text:style-name="T21">Archive</text:span> = ({ <text:span text:style-name="T6">children</text:span> }) <text:span text:style-name="T8">=&gt;</text:span> (</text:p>
      <text:p text:style-name="P19"><text:span text:style-name="T9">&lt;</text:span><text:span text:style-name="T22">StaticQuery</text:span></text:p>
      <text:p text:style-name="P19"><text:span text:style-name="T6">query</text:span>=<text:span text:style-name="T8">{</text:span><text:span text:style-name="T6">Blog_Post_Archive_Query</text:span><text:span text:style-name="T8">}</text:span></text:p>
      <text:p text:style-name="P19"><text:span text:style-name="T6">render</text:span>=<text:span text:style-name="T8">{</text:span><text:span text:style-name="T6">data</text:span> <text:span text:style-name="T8">=&gt;</text:span> (</text:p>
      <text:p text:style-name="P30">&lt;&gt;</text:p>
      <text:p text:style-name="P19"><text:span text:style-name="T9">&lt;</text:span><text:span text:style-name="T8">h1</text:span><text:span text:style-name="T9">&gt;</text:span>Archive<text:span text:style-name="T9">&lt;/</text:span><text:span text:style-name="T8">h1</text:span><text:span text:style-name="T9">&gt;</text:span></text:p>
      <text:p text:style-name="P19"><text:span text:style-name="T9">&lt;</text:span><text:span text:style-name="T8">u</text:span><text:span text:style-name="T9">&gt;</text:span></text:p>
      <text:p text:style-name="P19"><text:span text:style-name="T8">{</text:span><text:span text:style-name="T6">data</text:span>.<text:span text:style-name="T6">allMarkdownRemark</text:span>.<text:span text:style-name="T6">edges</text:span>.<text:span text:style-name="T21">map</text:span>(<text:span text:style-name="T6">edge</text:span> <text:span text:style-name="T8">=&gt;</text:span> {</text:p>
      <text:p text:style-name="P19"><text:span text:style-name="T5">return</text:span> (</text:p>
      <text:p text:style-name="P19"><text:span text:style-name="T9">&lt;</text:span><text:span text:style-name="T8">li</text:span> <text:span text:style-name="T6">key</text:span>=<text:span text:style-name="T8">{</text:span><text:span text:style-name="T6">edge</text:span>.<text:span text:style-name="T6">node</text:span>.<text:span text:style-name="T6">frontmatter</text:span>.<text:span text:style-name="T6">slug</text:span><text:span text:style-name="T8">}</text:span><text:span text:style-name="T9">&gt;</text:span></text:p>
      <text:p text:style-name="P19"><text:span text:style-name="T9">&lt;</text:span><text:span text:style-name="T22">Link</text:span> <text:span text:style-name="T6">to</text:span>=<text:span text:style-name="T8">{</text:span><text:span text:style-name="T7">`/posts</text:span><text:span text:style-name="T8">${</text:span><text:span text:style-name="T6">edge</text:span>.<text:span text:style-name="T6">node</text:span>.<text:span text:style-name="T6">frontmatter</text:span>.<text:span text:style-name="T6">slug</text:span><text:span text:style-name="T8">}</text:span><text:span text:style-name="T7">`</text:span><text:span text:style-name="T8">}</text:span><text:span text:style-name="T9">&gt;</text:span><text:span text:style-name="T8">{</text:span><text:span text:style-name="T6">edge</text:span>.<text:span text:style-name="T6">node</text:span>.<text:span text:style-name="T6">frontmatter</text:span>.<text:span text:style-name="T6">title</text:span><text:span text:style-name="T8">}</text:span><text:span text:style-name="T9">&lt;/</text:span><text:span text:style-name="T22">Link</text:span><text:span text:style-name="T9">&gt;</text:span></text:p>
      <text:p text:style-name="P19"><text:span text:style-name="T9">&lt;/</text:span><text:span text:style-name="T8">li</text:span><text:span text:style-name="T9">&gt;</text:span></text:p>
      <text:p text:style-name="P19">)</text:p>
      <text:p text:style-name="P19">})<text:span text:style-name="T8">}</text:span></text:p>
      <text:p text:style-name="P19"><text:span text:style-name="T9">&lt;/</text:span><text:span text:style-name="T8">u</text:span><text:span text:style-name="T9">&gt;</text:span></text:p>
      <text:p text:style-name="P30">&lt;/&gt;</text:p>
      <text:p text:style-name="P19">)<text:span text:style-name="T8">}</text:span></text:p>
      <text:p text:style-name="P30">/&gt;</text:p>
      <text:p text:style-name="P19">)</text:p>
      <text:p text:style-name="P27"/>
      <text:p text:style-name="P19"><text:span text:style-name="T5">export</text:span> <text:span text:style-name="T5">default</text:span> <text:span text:style-name="T6">Archive</text:span></text:p>
      <text:p text:style-name="P19"/>
      <text:p text:style-name="P31"/>
      <text:p text:style-name="P19"/>
      <text:p text:style-name="P55"/>
      <text:p text:style-name="P55"/>
      <text:p text:style-name="P56">Test the link in url</text:p>
      <text:p text:style-name="P56"><text:soft-page-break/></text:p>
      <text:p text:style-name="P57">12 – Sort Descending with date</text:p>
      <text:p text:style-name="P57">query BlogPostArcjive{</text:p>
      <text:p text:style-name="P57"/>
      <text:p text:style-name="P57"><text:s text:c="2"/>allMarkdownRemark(sort:{</text:p>
      <text:p text:style-name="P57"><text:s text:c="4"/>order:DESC,</text:p>
      <text:p text:style-name="P57"><text:s text:c="4"/>fields:[frontmatter___date]</text:p>
      <text:p text:style-name="P57"><text:s text:c="2"/>}) {</text:p>
      <text:p text:style-name="P57"><text:s text:c="4"/>edges {</text:p>
      <text:p text:style-name="P57"><text:s text:c="6"/>node {</text:p>
      <text:p text:style-name="P57"><text:s text:c="8"/>excerpt</text:p>
      <text:p text:style-name="P57"><text:s text:c="8"/>frontmatter {</text:p>
      <text:p text:style-name="P57"><text:s text:c="10"/>title</text:p>
      <text:p text:style-name="P57"><text:s text:c="10"/>slug</text:p>
      <text:p text:style-name="P57"><text:s text:c="8"/>}</text:p>
      <text:p text:style-name="P57"><text:s text:c="6"/>}</text:p>
      <text:p text:style-name="P57"><text:s text:c="4"/>}</text:p>
      <text:p text:style-name="P57"><text:s text:c="2"/>}</text:p>
      <text:p text:style-name="P57">}</text:p>
      <text:p text:style-name="P57"/>
      <text:p text:style-name="P58">update this query in archive.js</text:p>
      <text:p text:style-name="P58"/>
      <text:p text:style-name="P58"/>
      <text:p text:style-name="P59">13 – Gatsby node side</text:p>
      <text:p text:style-name="P59"/>
      <text:p text:style-name="P59">To create post dynamically ,</text:p>
      <text:p text:style-name="P59">first create a component called post<text:span text:style-name="T26">L</text:span>ayout.js in components folder</text:p>
      <text:p text:style-name="P21"><text:span text:style-name="T5">import</text:span> <text:span text:style-name="T6">React</text:span>, { <text:span text:style-name="T6">Component</text:span> } <text:span text:style-name="T5">from</text:span> <text:span text:style-name="T7">"react"</text:span></text:p>
      <text:p text:style-name="P27"/>
      <text:p text:style-name="P19"><text:span text:style-name="T5">import</text:span> <text:span text:style-name="T6">Layout</text:span> <text:span text:style-name="T5">from</text:span> <text:span text:style-name="T7">"./layout"</text:span></text:p>
      <text:p text:style-name="P27"/>
      <text:p text:style-name="P19"><text:span text:style-name="T5">export</text:span> <text:span text:style-name="T5">default</text:span> <text:span text:style-name="T8">class</text:span> <text:span text:style-name="T22">postLayout</text:span> <text:span text:style-name="T8">extends</text:span> <text:span text:style-name="T22">Component</text:span> {</text:p>
      <text:p text:style-name="P19"><text:soft-page-break/><text:span text:style-name="T21">render</text:span>() {</text:p>
      <text:p text:style-name="P19"><text:span text:style-name="T5">return</text:span> (</text:p>
      <text:p text:style-name="P19"><text:span text:style-name="T9">&lt;</text:span><text:span text:style-name="T22">Layout</text:span><text:span text:style-name="T9">&gt;</text:span></text:p>
      <text:p text:style-name="P19"><text:span text:style-name="T9">&lt;</text:span><text:span text:style-name="T8">div</text:span><text:span text:style-name="T9">&gt;</text:span></text:p>
      <text:p text:style-name="P19"><text:span text:style-name="T9">&lt;</text:span><text:span text:style-name="T8">h1</text:span><text:span text:style-name="T9">&gt;</text:span>Post Layout<text:span text:style-name="T9">&lt;/</text:span><text:span text:style-name="T8">h1</text:span><text:span text:style-name="T9">&gt;</text:span></text:p>
      <text:p text:style-name="P19"><text:span text:style-name="T9">&lt;/</text:span><text:span text:style-name="T8">div</text:span><text:span text:style-name="T9">&gt;</text:span></text:p>
      <text:p text:style-name="P19"><text:span text:style-name="T9">&lt;/</text:span><text:span text:style-name="T22">Layout</text:span><text:span text:style-name="T9">&gt;</text:span></text:p>
      <text:p text:style-name="P19">)</text:p>
      <text:p text:style-name="P19">}</text:p>
      <text:p text:style-name="P19">}</text:p>
      <text:p text:style-name="P19"/>
      <text:p text:style-name="P59"/>
      <text:p text:style-name="P60">now goto gatsby-node.js file</text:p>
      <text:p text:style-name="P62">and paste below code</text:p>
      <text:p text:style-name="P62"/>
      <text:p text:style-name="P20"><text:span text:style-name="T8">const</text:span> <text:span text:style-name="T6">path</text:span> = <text:span text:style-name="T21">require</text:span>(<text:span text:style-name="T7">"path"</text:span>)</text:p>
      <text:p text:style-name="P27"/>
      <text:p text:style-name="P19"><text:span text:style-name="T22">exports</text:span>.<text:span text:style-name="T21">createPages</text:span> = ({ <text:span text:style-name="T6">graphql</text:span>, <text:span text:style-name="T6">actions</text:span> }) <text:span text:style-name="T8">=&gt;</text:span> {</text:p>
      <text:p text:style-name="P19"><text:span text:style-name="T8">const</text:span> { <text:span text:style-name="T6">createPage</text:span> } = <text:span text:style-name="T6">actions</text:span></text:p>
      <text:p text:style-name="P27"/>
      <text:p text:style-name="P19"><text:span text:style-name="T21">createPage</text:span>({</text:p>
      <text:p text:style-name="P19"><text:span text:style-name="T6">path:</text:span> <text:span text:style-name="T7">"/somefakepage"</text:span>,</text:p>
      <text:p text:style-name="P19"><text:span text:style-name="T6">component:</text:span> <text:span text:style-name="T6">path</text:span>.<text:span text:style-name="T21">resolve</text:span>(<text:span text:style-name="T7">"./src/components/postLayout.js"</text:span>),</text:p>
      <text:p text:style-name="P19">})</text:p>
      <text:p text:style-name="P19">}</text:p>
      <text:p text:style-name="P19"/>
      <text:p text:style-name="P62"/>
      <text:p text:style-name="P62"/>
      <text:p text:style-name="P63">Here path is url to that page and component is the component to load on that url</text:p>
      <text:p text:style-name="P64">not goto </text:p>
      <text:p text:style-name="P64"><text:a xlink:type="simple" xlink:href="http://localhost:8000/somefakepage" text:style-name="Internet_20_link" text:visited-style-name="Visited_20_Internet_20_Link">http://localhost:8000/somefakepage</text:a> </text:p>
      <text:p text:style-name="P64">to see layout page</text:p>
      <text:p text:style-name="P64"/>
      <text:p text:style-name="P64"/>
      <text:p text:style-name="P64"/>
      <text:p text:style-name="P64"/>
      <text:p text:style-name="P65"><text:soft-page-break/>14 – Create a post page </text:p>
      <text:p text:style-name="P66">To programatically cretae post ,</text:p>
      <text:p text:style-name="P66"><text:s/>first we query to get all posts slug</text:p>
      <text:p text:style-name="P66">then we create a promise as graphql is async , <text:s/>and loop that slug data to create new page,</text:p>
      <text:p text:style-name="P66">third we use context property of create page to send slug to that page</text:p>
      <text:p text:style-name="P61">gatsby-node.js file - </text:p>
      <text:p text:style-name="P22"/>
      <text:p text:style-name="P19"/>
      <text:p text:style-name="P23"><text:span text:style-name="T8">const</text:span> <text:span text:style-name="T6">path</text:span> = <text:span text:style-name="T21">require</text:span>(<text:span text:style-name="T7">"path"</text:span>)</text:p>
      <text:p text:style-name="P27"/>
      <text:p text:style-name="P19"><text:span text:style-name="T22">exports</text:span>.<text:span text:style-name="T21">createPages</text:span> = ({ <text:span text:style-name="T6">graphql</text:span>, <text:span text:style-name="T6">actions</text:span> }) <text:span text:style-name="T8">=&gt;</text:span> {</text:p>
      <text:p text:style-name="P19"><text:span text:style-name="T8">const</text:span> { <text:span text:style-name="T6">createPage</text:span> } = <text:span text:style-name="T6">actions</text:span></text:p>
      <text:p text:style-name="P27"/>
      <text:p text:style-name="P19"><text:span text:style-name="T5">return</text:span> <text:span text:style-name="T8">new</text:span> <text:span text:style-name="T22">Promise</text:span>((<text:span text:style-name="T6">resolve</text:span>, <text:span text:style-name="T6">reject</text:span>) <text:span text:style-name="T8">=&gt;</text:span> {</text:p>
      <text:p text:style-name="P19"><text:span text:style-name="T21">graphql</text:span>(<text:span text:style-name="T7">`</text:span></text:p>
      <text:p text:style-name="P29">{</text:p>
      <text:p text:style-name="P29">allMarkdownRemark {</text:p>
      <text:p text:style-name="P29">edges {</text:p>
      <text:p text:style-name="P29">node {</text:p>
      <text:p text:style-name="P29">frontmatter {</text:p>
      <text:p text:style-name="P29">slug</text:p>
      <text:p text:style-name="P29">}</text:p>
      <text:p text:style-name="P29">}</text:p>
      <text:p text:style-name="P29">}</text:p>
      <text:p text:style-name="P29">}</text:p>
      <text:p text:style-name="P29">}</text:p>
      <text:p text:style-name="P19"><text:span text:style-name="T7">`</text:span>).<text:span text:style-name="T21">then</text:span>(<text:span text:style-name="T6">results</text:span> <text:span text:style-name="T8">=&gt;</text:span> {</text:p>
      <text:p text:style-name="P19"><text:span text:style-name="T6">results</text:span>.<text:span text:style-name="T6">data</text:span>.<text:span text:style-name="T6">allMarkdownRemark</text:span>.<text:span text:style-name="T6">edges</text:span>.<text:span text:style-name="T21">forEach</text:span>(({ <text:span text:style-name="T6">node</text:span> }) <text:span text:style-name="T8">=&gt;</text:span> {</text:p>
      <text:p text:style-name="P19"><text:span text:style-name="T21">createPage</text:span>({</text:p>
      <text:p text:style-name="P19"><text:span text:style-name="T6">path:</text:span> <text:span text:style-name="T7">`/posts</text:span><text:span text:style-name="T8">${</text:span><text:span text:style-name="T6">node</text:span>.<text:span text:style-name="T6">frontmatter</text:span>.<text:span text:style-name="T6">slug</text:span><text:span text:style-name="T8">}</text:span><text:span text:style-name="T7">`</text:span>,</text:p>
      <text:p text:style-name="P19"><text:span text:style-name="T6">component:</text:span> <text:span text:style-name="T6">path</text:span>.<text:span text:style-name="T21">resolve</text:span>(<text:span text:style-name="T7">"./src/components/postLayout.js"</text:span>),</text:p>
      <text:p text:style-name="P19"><text:span text:style-name="T6">context:</text:span> {</text:p>
      <text:p text:style-name="P19"><text:span text:style-name="T6">slug:</text:span> <text:span text:style-name="T6">node</text:span>.<text:span text:style-name="T6">frontmatter</text:span>.<text:span text:style-name="T6">slug</text:span>,</text:p>
      <text:p text:style-name="P19">},</text:p>
      <text:p text:style-name="P19">})</text:p>
      <text:p text:style-name="P19">})</text:p>
      <text:p text:style-name="P19"><text:span text:style-name="T21">resolve</text:span>()</text:p>
      <text:p text:style-name="P19">})</text:p>
      <text:p text:style-name="P19"><text:soft-page-break/>})</text:p>
      <text:p text:style-name="P19">}</text:p>
      <text:p text:style-name="P19"/>
      <text:p text:style-name="P66"/>
      <text:p text:style-name="P66"/>
      <text:p text:style-name="P66"/>
      <text:p text:style-name="P66"/>
      <text:p text:style-name="P66"/>
      <text:p text:style-name="P67">15 - <text:s/><text:span text:style-name="T27">Now we need to get the post based on url</text:span></text:p>
      <text:p text:style-name="P68">so we neeed to make a query which will take url and get that post based on slug</text:p>
      <text:p text:style-name="P68">query - </text:p>
      <text:p text:style-name="P69">{</text:p>
      <text:p text:style-name="P69"><text:s text:c="2"/>markdownRemark(frontmatter:{</text:p>
      <text:p text:style-name="P69"><text:s text:c="4"/>slug:{</text:p>
      <text:p text:style-name="P69"><text:s text:c="6"/>eq:"/third-post"</text:p>
      <text:p text:style-name="P69"><text:s text:c="4"/>}</text:p>
      <text:p text:style-name="P69"><text:s text:c="2"/>}){</text:p>
      <text:p text:style-name="P69"><text:s text:c="4"/>html</text:p>
      <text:p text:style-name="P69"><text:s text:c="4"/>frontmatter{</text:p>
      <text:p text:style-name="P69"><text:s text:c="6"/>title</text:p>
      <text:p text:style-name="P69"><text:s text:c="6"/>date</text:p>
      <text:p text:style-name="P69"><text:s text:c="6"/>slug</text:p>
      <text:p text:style-name="P69"><text:s text:c="4"/>}</text:p>
      <text:p text:style-name="P69"><text:s text:c="2"/>}</text:p>
      <text:p text:style-name="P69">}</text:p>
      <text:p text:style-name="P69"/>
      <text:p text:style-name="P69">now we have a problem as we have to use dynamic variable in <text:s/>our query which comes from “context” passed in gatsby-node.js file</text:p>
      <text:p text:style-name="P69">so there are 2 types of query in gatsby</text:p>
      <text:p text:style-name="P69">static query – can be used anywhere but does not accept dynamic variable</text:p>
      <text:p text:style-name="P69">page query – accept dynamic variable but can be used only on pages</text:p>
      <text:p text:style-name="P69"/>
      <text:p text:style-name="P70"><text:soft-page-break/>in postLayout.js</text:p>
      <text:p text:style-name="P24"><text:span text:style-name="T5">import</text:span> <text:span text:style-name="T6">React</text:span>, { <text:span text:style-name="T6">Component</text:span> } <text:span text:style-name="T5">from</text:span> <text:span text:style-name="T7">"react"</text:span></text:p>
      <text:p text:style-name="P19"><text:span text:style-name="T5">import</text:span> { <text:span text:style-name="T6">graphql</text:span> } <text:span text:style-name="T5">from</text:span> <text:span text:style-name="T7">"gatsby"</text:span></text:p>
      <text:p text:style-name="P19"><text:span text:style-name="T5">import</text:span> <text:span text:style-name="T6">Layout</text:span> <text:span text:style-name="T5">from</text:span> <text:span text:style-name="T7">"./layout"</text:span></text:p>
      <text:p text:style-name="P27"/>
      <text:p text:style-name="P19"><text:span text:style-name="T5">export</text:span> <text:span text:style-name="T5">default</text:span> <text:span text:style-name="T8">class</text:span> <text:span text:style-name="T22">postLayout</text:span> <text:span text:style-name="T8">extends</text:span> <text:span text:style-name="T22">Component</text:span> {</text:p>
      <text:p text:style-name="P19"><text:span text:style-name="T21">render</text:span>() {</text:p>
      <text:p text:style-name="P19"><text:span text:style-name="T5">return</text:span> (</text:p>
      <text:p text:style-name="P19"><text:span text:style-name="T9">&lt;</text:span><text:span text:style-name="T22">Layout</text:span><text:span text:style-name="T9">&gt;</text:span></text:p>
      <text:p text:style-name="P19"><text:span text:style-name="T9">&lt;</text:span><text:span text:style-name="T8">div</text:span><text:span text:style-name="T9">&gt;</text:span></text:p>
      <text:p text:style-name="P19"><text:span text:style-name="T9">&lt;</text:span><text:span text:style-name="T8">h1</text:span><text:span text:style-name="T9">&gt;</text:span>Post Layout<text:span text:style-name="T9">&lt;/</text:span><text:span text:style-name="T8">h1</text:span><text:span text:style-name="T9">&gt;</text:span></text:p>
      <text:p text:style-name="P19"><text:span text:style-name="T9">&lt;/</text:span><text:span text:style-name="T8">div</text:span><text:span text:style-name="T9">&gt;</text:span></text:p>
      <text:p text:style-name="P19"><text:span text:style-name="T9">&lt;/</text:span><text:span text:style-name="T22">Layout</text:span><text:span text:style-name="T9">&gt;</text:span></text:p>
      <text:p text:style-name="P19">)</text:p>
      <text:p text:style-name="P19">}</text:p>
      <text:p text:style-name="P19">}</text:p>
      <text:p text:style-name="P74"/>
      <text:p text:style-name="P19"><text:span text:style-name="T5">export</text:span> <text:span text:style-name="T8">const</text:span> <text:span text:style-name="T6">query</text:span> = <text:span text:style-name="T21">graphql</text:span><text:span text:style-name="T7">`</text:span></text:p>
      <text:p text:style-name="P29">query PostQuery {</text:p>
      <text:p text:style-name="P29">markdownRemark(frontmatter:{</text:p>
      <text:p text:style-name="P29">slug:{</text:p>
      <text:p text:style-name="P29">eq:"/third-post"</text:p>
      <text:p text:style-name="P29">}</text:p>
      <text:p text:style-name="P29">}){</text:p>
      <text:p text:style-name="P29">html</text:p>
      <text:p text:style-name="P29">frontmatter{</text:p>
      <text:p text:style-name="P29">title</text:p>
      <text:p text:style-name="P29">date</text:p>
      <text:p text:style-name="P29">slug</text:p>
      <text:p text:style-name="P29">}</text:p>
      <text:p text:style-name="P29">}</text:p>
      <text:p text:style-name="P29">}</text:p>
      <text:p text:style-name="P19"><text:span text:style-name="T7">`</text:span>;</text:p>
      <text:p text:style-name="P70"/>
      <text:p text:style-name="P70"/>
      <text:p text:style-name="P70">Notice that query is exported and below...this is page query</text:p>
      <text:p text:style-name="P70">now if we run app and inspect using react dev tool on postLayout component , we can see data in props....but data is of third-post as we still havent made it dynam<text:span text:style-name="T28">i</text:span>c</text:p>
      <text:p text:style-name="P70"><text:soft-page-break/></text:p>
      <text:p text:style-name="P71">Now to make it dynamic , <text:s/>first change h1 tag of layout to make title dynamic then change query as below</text:p>
      <text:p text:style-name="P72">postLayout.js - </text:p>
      <text:p text:style-name="P25"><text:span text:style-name="T5">import</text:span> <text:span text:style-name="T6">React</text:span>, { <text:span text:style-name="T6">Component</text:span> } <text:span text:style-name="T5">from</text:span> <text:span text:style-name="T7">"react"</text:span></text:p>
      <text:p text:style-name="P19"><text:span text:style-name="T5">import</text:span> { <text:span text:style-name="T6">graphql</text:span> } <text:span text:style-name="T5">from</text:span> <text:span text:style-name="T7">"gatsby"</text:span></text:p>
      <text:p text:style-name="P19"><text:span text:style-name="T5">import</text:span> <text:span text:style-name="T6">Layout</text:span> <text:span text:style-name="T5">from</text:span> <text:span text:style-name="T7">"./layout"</text:span></text:p>
      <text:p text:style-name="P27"/>
      <text:p text:style-name="P19"><text:span text:style-name="T5">export</text:span> <text:span text:style-name="T5">default</text:span> <text:span text:style-name="T8">class</text:span> <text:span text:style-name="T22">postLayout</text:span> <text:span text:style-name="T8">extends</text:span> <text:span text:style-name="T22">Component</text:span> {</text:p>
      <text:p text:style-name="P19"><text:span text:style-name="T21">render</text:span>() {</text:p>
      <text:p text:style-name="P19"><text:span text:style-name="T8">const</text:span> { <text:span text:style-name="T6">markdownRemark</text:span> } = <text:span text:style-name="T8">this</text:span>.<text:span text:style-name="T6">props</text:span>.<text:span text:style-name="T6">data</text:span></text:p>
      <text:p text:style-name="P19"><text:span text:style-name="T5">return</text:span> (</text:p>
      <text:p text:style-name="P19"><text:span text:style-name="T9">&lt;</text:span><text:span text:style-name="T22">Layout</text:span><text:span text:style-name="T9">&gt;</text:span></text:p>
      <text:p text:style-name="P19"><text:span text:style-name="T9">&lt;</text:span><text:span text:style-name="T8">div</text:span><text:span text:style-name="T9">&gt;</text:span></text:p>
      <text:p text:style-name="P19"><text:span text:style-name="T9">&lt;</text:span><text:span text:style-name="T8">h1</text:span><text:span text:style-name="T9">&gt;</text:span><text:span text:style-name="T8">{</text:span><text:span text:style-name="T6">markdownRemark</text:span>.<text:span text:style-name="T6">frontmatter</text:span>.<text:span text:style-name="T6">title</text:span><text:span text:style-name="T8">}</text:span><text:span text:style-name="T9">&lt;/</text:span><text:span text:style-name="T8">h1</text:span><text:span text:style-name="T9">&gt;</text:span></text:p>
      <text:p text:style-name="P19"><text:span text:style-name="T9">&lt;/</text:span><text:span text:style-name="T8">div</text:span><text:span text:style-name="T9">&gt;</text:span></text:p>
      <text:p text:style-name="P19"><text:span text:style-name="T9">&lt;/</text:span><text:span text:style-name="T22">Layout</text:span><text:span text:style-name="T9">&gt;</text:span></text:p>
      <text:p text:style-name="P19">)</text:p>
      <text:p text:style-name="P19">}</text:p>
      <text:p text:style-name="P19">}</text:p>
      <text:p text:style-name="P27"/>
      <text:p text:style-name="P19"><text:span text:style-name="T5">export</text:span> <text:span text:style-name="T8">const</text:span> <text:span text:style-name="T6">query</text:span> = <text:span text:style-name="T21">graphql</text:span><text:span text:style-name="T7">`</text:span></text:p>
      <text:p text:style-name="P29">query PostQuery($slug: String!) {</text:p>
      <text:p text:style-name="P29">markdownRemark(frontmatter: { slug: { eq: $slug } }) {</text:p>
      <text:p text:style-name="P29">html</text:p>
      <text:p text:style-name="P29">frontmatter {</text:p>
      <text:p text:style-name="P29">title</text:p>
      <text:p text:style-name="P29">date</text:p>
      <text:p text:style-name="P29">slug</text:p>
      <text:p text:style-name="P29">}</text:p>
      <text:p text:style-name="P29">}</text:p>
      <text:p text:style-name="P29">}</text:p>
      <text:p text:style-name="P29">`</text:p>
      <text:p text:style-name="P19"/>
      <text:p text:style-name="P72"/>
      <text:p text:style-name="P72">Note that here we are passing slug directly in query, this only happens in gatsby and not graphql as in graphql we would have to pass slug into query, but here we are only passing name slug, gatsby takes care of it as long as name is same</text:p>
      <text:p text:style-name="P72"/>
      <text:p text:style-name="P72"><text:soft-page-break/></text:p>
      <text:p text:style-name="P72"/>
      <text:p text:style-name="P72"/>
      <text:p text:style-name="P82">16 – Gatsby styling</text:p>
      <text:p text:style-name="P82">we will use styled components here as it converts style into inline styles which are fast as we dont havef to load external css file</text:p>
      <text:p text:style-name="P83"><text:span text:style-name="T29">first install plugin - </text:span><text:bookmark text:name="gatsby-plugin-styled-components"/><text:span text:style-name="T18">gatsby-plugin-styled-components</text:span></text:p>
      <text:p text:style-name="Text_20_body"><text:line-break/><text:span text:style-name="T29">Add plugin in gatsby config file</text:span></text:p>
      <text:p text:style-name="P19"><text:span text:style-name="T6">plugins:</text:span> [</text:p>
      <text:p text:style-name="P19"><text:span text:style-name="T7">`gatsby-plugin-react-helmet`</text:span>,</text:p>
      <text:p text:style-name="P19"><text:span text:style-name="T7">`gatsby-plugin-styled-components`</text:span>,</text:p>
      <text:p text:style-name="Text_20_body"/>
      <text:p text:style-name="Text_20_body"/>
      <text:p text:style-name="P84">To use styled components , first import it , then create a const var with a element to be styled , </text:p>
      <text:p text:style-name="P84">then replace that element with const var created</text:p>
      <text:p text:style-name="P76"><text:span text:style-name="T5">import</text:span> { <text:span text:style-name="T6">Link</text:span> } <text:span text:style-name="T5">from</text:span> <text:span text:style-name="T7">"gatsby"</text:span></text:p>
      <text:p text:style-name="P19"><text:span text:style-name="T5">import</text:span> <text:span text:style-name="T6">React</text:span> <text:span text:style-name="T5">from</text:span> <text:span text:style-name="T7">"react"</text:span></text:p>
      <text:p text:style-name="P19"><text:span text:style-name="T5">import</text:span> <text:span text:style-name="T6">styled</text:span> <text:span text:style-name="T5">from</text:span> <text:span text:style-name="T7">"styled-components"</text:span></text:p>
      <text:p text:style-name="P27"/>
      <text:p text:style-name="P19"><text:span text:style-name="T5">import</text:span> <text:span text:style-name="T6">logo</text:span> <text:span text:style-name="T5">from</text:span> <text:span text:style-name="T7">"../images/gatsby-astronaut.png"</text:span></text:p>
      <text:p text:style-name="P27"/>
      <text:p text:style-name="P19"><text:span text:style-name="T8">const</text:span> <text:span text:style-name="T6">HeaderWrapper</text:span> = <text:span text:style-name="T6">styled</text:span><text:span text:style-name="T7">.</text:span><text:span text:style-name="T21">div</text:span><text:span text:style-name="T7">`</text:span></text:p>
      <text:p text:style-name="P29">background: #524763;</text:p>
      <text:p text:style-name="P29">margin-bottom: 1rem;</text:p>
      <text:p text:style-name="P29">`</text:p>
      <text:p text:style-name="P27"/>
      <text:p text:style-name="P19"><text:span text:style-name="T8">const</text:span> <text:span text:style-name="T6">HeaderContainer</text:span> = <text:span text:style-name="T6">styled</text:span><text:span text:style-name="T7">.</text:span><text:span text:style-name="T21">div</text:span><text:span text:style-name="T7">`</text:span></text:p>
      <text:p text:style-name="P29">margin: 0 auto;</text:p>
      <text:p text:style-name="P29">max-width: 960;</text:p>
      <text:p text:style-name="P29">padding: 1.45rem 1.0875rem;</text:p>
      <text:p text:style-name="P29">`</text:p>
      <text:p text:style-name="P27"/>
      <text:p text:style-name="P19"><text:span text:style-name="T8">const</text:span> <text:span text:style-name="T21">Header</text:span> = ({ <text:span text:style-name="T6">siteTitle</text:span> }) <text:span text:style-name="T8">=&gt;</text:span> (</text:p>
      <text:p text:style-name="P19"><text:span text:style-name="T9">&lt;</text:span><text:span text:style-name="T22">HeaderWrapper</text:span><text:span text:style-name="T9">&gt;</text:span></text:p>
      <text:p text:style-name="P19"><text:span text:style-name="T9">&lt;</text:span><text:span text:style-name="T22">HeaderContainer</text:span><text:span text:style-name="T9">&gt;</text:span></text:p>
      <text:p text:style-name="P19"><text:span text:style-name="T9">&lt;</text:span><text:span text:style-name="T8">h1</text:span> <text:span text:style-name="T6">style</text:span>=<text:span text:style-name="T8">{</text:span>{ <text:span text:style-name="T6">margin:</text:span> <text:span text:style-name="T23">0</text:span> }<text:span text:style-name="T8">}</text:span><text:span text:style-name="T9">&gt;</text:span></text:p>
      <text:p text:style-name="P19"><text:soft-page-break/><text:span text:style-name="T9">&lt;</text:span><text:span text:style-name="T22">Link</text:span></text:p>
      <text:p text:style-name="P19"><text:span text:style-name="T6">to</text:span>=<text:span text:style-name="T7">"/"</text:span></text:p>
      <text:p text:style-name="P19"><text:span text:style-name="T6">style</text:span>=<text:span text:style-name="T8">{</text:span>{</text:p>
      <text:p text:style-name="P19"><text:span text:style-name="T6">color:</text:span> <text:span text:style-name="T7">`white`</text:span>,</text:p>
      <text:p text:style-name="P19"><text:span text:style-name="T6">textDecoration:</text:span> <text:span text:style-name="T7">`none`</text:span>,</text:p>
      <text:p text:style-name="P19">}<text:span text:style-name="T8">}</text:span></text:p>
      <text:p text:style-name="P30">&gt;</text:p>
      <text:p text:style-name="P19"><text:span text:style-name="T8">{</text:span><text:span text:style-name="T6">siteTitle</text:span><text:span text:style-name="T8">}</text:span></text:p>
      <text:p text:style-name="P19"><text:span text:style-name="T9">&lt;</text:span><text:span text:style-name="T8">img</text:span> <text:span text:style-name="T6">height</text:span>=<text:span text:style-name="T7">"50px"</text:span> <text:span text:style-name="T6">src</text:span>=<text:span text:style-name="T8">{</text:span><text:span text:style-name="T6">logo</text:span><text:span text:style-name="T8">}</text:span> <text:span text:style-name="T6">alt</text:span>=<text:span text:style-name="T7">""</text:span> <text:span text:style-name="T9">/&gt;</text:span></text:p>
      <text:p text:style-name="P19"><text:span text:style-name="T9">&lt;/</text:span><text:span text:style-name="T22">Link</text:span><text:span text:style-name="T9">&gt;</text:span></text:p>
      <text:p text:style-name="P19"><text:span text:style-name="T9">&lt;/</text:span><text:span text:style-name="T8">h1</text:span><text:span text:style-name="T9">&gt;</text:span></text:p>
      <text:p text:style-name="P19"><text:span text:style-name="T9">&lt;/</text:span><text:span text:style-name="T22">HeaderContainer</text:span><text:span text:style-name="T9">&gt;</text:span></text:p>
      <text:p text:style-name="P19"><text:span text:style-name="T9">&lt;/</text:span><text:span text:style-name="T22">HeaderWrapper</text:span><text:span text:style-name="T9">&gt;</text:span></text:p>
      <text:p text:style-name="P19">)</text:p>
      <text:p text:style-name="P27"/>
      <text:p text:style-name="P19"><text:span text:style-name="T5">export</text:span> <text:span text:style-name="T5">default</text:span> <text:span text:style-name="T6">Header</text:span></text:p>
      <text:p text:style-name="P19"/>
      <text:p text:style-name="P84"/>
      <text:p text:style-name="P84"/>
      <text:p text:style-name="P84"/>
      <text:p text:style-name="P84"/>
      <text:p text:style-name="P84"/>
      <text:p text:style-name="P84"/>
      <text:p text:style-name="P84"/>
      <text:p text:style-name="P84"/>
      <text:p text:style-name="P84"/>
      <text:p text:style-name="P85">17 – Gatsby images</text:p>
      <text:p text:style-name="P86"><text:span text:style-name="Source_20_Text"><text:span text:style-name="T15"><text:s/>npm install --save gatsby-transformer-sharp gatsby-plugin-sharp</text:span></text:span></text:p>
      <text:p text:style-name="P87"><text:bookmark text:name="how-to-use2"/><text:span text:style-name="T30">npm install --save gatsby-image</text:span><text:line-break/></text:p>
      <text:p text:style-name="P87"/>
      <text:p text:style-name="P88">add those plugins</text:p>
      <text:p text:style-name="P80"><text:span text:style-name="T6">plugins:</text:span> [</text:p>
      <text:p text:style-name="P19"><text:span text:style-name="T7">`gatsby-plugin-react-helmet`</text:span>,</text:p>
      <text:p text:style-name="P19"><text:span text:style-name="T7">`gatsby-plugin-styled-components`</text:span>,</text:p>
      <text:p text:style-name="P19"><text:span text:style-name="T7">`gatsby-plugin-sharp`</text:span>,</text:p>
      <text:p text:style-name="P19"><text:soft-page-break/><text:span text:style-name="T7">`gatsby-transformer-sharp`</text:span>,</text:p>
      <text:p text:style-name="P88"><text:s text:c="3"/></text:p>
      <text:p text:style-name="P88"/>
      <text:p text:style-name="P88"/>
      <text:p text:style-name="P88">and also add </text:p>
      <text:p text:style-name="P80">{</text:p>
      <text:p text:style-name="P19"><text:span text:style-name="T6">resolve:</text:span> <text:span text:style-name="T7">`gatsby-source-filesystem`</text:span>,</text:p>
      <text:p text:style-name="P19"><text:span text:style-name="T6">options:</text:span> {</text:p>
      <text:p text:style-name="P19"><text:span text:style-name="T6">name:</text:span> <text:span text:style-name="T7">`posts`</text:span>,</text:p>
      <text:p text:style-name="P19"><text:span text:style-name="T6">path:</text:span> <text:span text:style-name="T7">`</text:span><text:span text:style-name="T8">${</text:span><text:span text:style-name="T6">__dirname</text:span><text:span text:style-name="T8">}</text:span><text:span text:style-name="T7">/src/posts`</text:span>,</text:p>
      <text:p text:style-name="P19">},</text:p>
      <text:p text:style-name="P19">},</text:p>
      <text:p text:style-name="P19">{</text:p>
      <text:p text:style-name="P19"><text:span text:style-name="T6">resolve:</text:span> <text:span text:style-name="T7">`gatsby-source-filesystem`</text:span>,</text:p>
      <text:p text:style-name="P19"><text:span text:style-name="T6">options:</text:span> {</text:p>
      <text:p text:style-name="P19"><text:span text:style-name="T6">name:</text:span> <text:span text:style-name="T7">`images`</text:span>,</text:p>
      <text:p text:style-name="P19"><text:span text:style-name="T6">path:</text:span> <text:span text:style-name="T7">`</text:span><text:span text:style-name="T8">${</text:span><text:span text:style-name="T6">__dirname</text:span><text:span text:style-name="T8">}</text:span><text:span text:style-name="T7">/src/images`</text:span>,</text:p>
      <text:p text:style-name="P19">},</text:p>
      <text:p text:style-name="P19">},</text:p>
      <text:p text:style-name="P88"/>
      <text:p text:style-name="P88"/>
      <text:p text:style-name="P8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Futura PT" svg:font-family="'Futura PT', apple-system, BlinkMacSystemFont, 'Segoe UI', Roboto, 'Helvetica Neue', Arial, 'Noto Sans', sans-serif, 'Apple Color Emoji', 'Segoe UI Emoji', 'Segoe UI Symbol', 'Noto Color Emoji'"/>
    <style:font-face style:name="SFMono-Regular" svg:font-family="SFMono-Regular, Menlo, Monaco, Consolas, 'Liberation Mono', 'Courier New', monospace"/>
    <style:font-face style:name="apple-system" svg:font-family="apple-system, BlinkMacSystemFont, 'Segoe UI', Roboto, 'Helvetica Neue', Arial, 'Noto Sans', sans-serif, 'Apple Color Emoji', 'Segoe UI Emoji', 'Segoe UI Symbol', 'Noto Color Emoji'"/>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3T19:31:12.623418452</meta:creation-date>
    <dc:date>2019-05-07T17:01:52.869881254</dc:date>
    <meta:editing-duration>PT7H8M55S</meta:editing-duration>
    <meta:editing-cycles>91</meta:editing-cycles>
    <meta:generator>LibreOffice/5.1.6.2$Linux_X86_64 LibreOffice_project/10m0$Build-2</meta:generator>
    <meta:document-statistic meta:table-count="0" meta:image-count="0" meta:object-count="0" meta:page-count="19" meta:paragraph-count="522" meta:word-count="1842" meta:character-count="11989" meta:non-whitespace-character-count="10134"/>
  </office:meta>
</office:document-meta>
</file>